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T1_2" style:family="text">
      <style:text-properties fo:font-size="18pt" style:font-size-asian="18pt" style:font-size-complex="18pt" fo:font-weight="bold" style:font-weight-asian="bold" style:font-weight-complex="bold"/>
    </style:style>
    <style:style style:name="T1_3" style:family="text">
      <style:text-properties fo:font-size="18pt" style:font-size-asian="18pt" style:font-size-complex="18pt" fo:font-weight="bold" style:font-weight-asian="bold" style:font-weight-complex="bold"/>
    </style:style>
    <style:style style:name="T1_4" style:family="text">
      <style:text-properties fo:font-size="18pt" style:font-size-asian="18pt" style:font-size-complex="18pt" fo:font-weight="bold" style:font-weight-asian="bold" style:font-weight-complex="bold"/>
    </style:style>
    <style:style style:name="T1_5" style:family="text">
      <style:text-properties fo:font-size="18pt" style:font-size-asian="18pt" style:font-size-complex="18pt" fo:font-weight="bold" style:font-weight-asian="bold" style:font-weight-complex="bold"/>
    </style:style>
    <style:style style:name="T1_6" style:family="text">
      <style:text-properties fo:font-size="18pt" style:font-size-asian="18pt" style:font-size-complex="18pt" fo:font-weight="bold" style:font-weight-asian="bold" style:font-weight-complex="bold"/>
    </style:style>
    <style:style style:name="T1_7" style:family="text">
      <style:text-properties fo:font-size="18pt" style:font-size-asian="18pt" style:font-size-complex="18pt" fo:font-weight="bold" style:font-weight-asian="bold" style:font-weight-complex="bold"/>
    </style:style>
    <style:style style:name="T1_8" style:family="text">
      <style:text-properties fo:font-size="18pt" style:font-size-asian="18pt" style:font-size-complex="18pt" fo:font-weight="bold" style:font-weight-asian="bold" style:font-weight-complex="bold"/>
    </style:style>
    <style:style style:name="T1_9" style:family="text">
      <style:text-properties fo:font-size="18pt" style:font-size-asian="18pt" style:font-size-complex="18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P3" style:family="paragraph" style:parent-style-name="Standard">
      <style:paragraph-properties fo:text-align="center"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size="12pt" style:font-size-asian="12pt" style:font-size-complex="12pt"/>
    </style:style>
    <style:style style:name="T4_2" style:family="text">
      <style:text-properties fo:font-size="12pt" style:font-size-asian="12pt" style:font-size-complex="12pt"/>
    </style:style>
    <style:style style:name="T4_3" style:family="text">
      <style:text-properties fo:font-size="12pt" style:font-size-asian="12pt" style:font-size-complex="12pt"/>
    </style:style>
    <style:style style:name="T4_4" style:family="text">
      <style:text-properties fo:font-size="12pt" style:font-size-asian="12pt" style:font-size-complex="12pt"/>
    </style:style>
    <style:style style:name="T4_5" style:family="text">
      <style:text-properties fo:font-size="12pt" style:font-size-asian="12pt" style:font-size-complex="12pt"/>
    </style:style>
    <style:style style:name="T4_6" style:family="text">
      <style:text-properties fo:font-size="12pt" style:font-size-asian="12pt" style:font-size-complex="12pt"/>
    </style:style>
    <style:style style:name="T4_7" style:family="text">
      <style:text-properties fo:font-size="12pt" style:font-size-asian="12pt" style:font-size-complex="12pt"/>
    </style:style>
    <style:style style:name="T4_8" style:family="text">
      <style:text-properties fo:font-size="12pt" style:font-size-asian="12pt" style:font-size-complex="12pt"/>
    </style:style>
    <style:style style:name="T4_9" style:family="text">
      <style:text-properties fo:font-size="12pt" style:font-size-asian="12pt" style:font-size-complex="12pt"/>
    </style:style>
    <style:style style:name="T4_10" style:family="text">
      <style:text-properties fo:font-size="12pt" style:font-size-asian="12pt" style:font-size-complex="12pt"/>
    </style:style>
    <style:style style:name="T4_11" style:family="text">
      <style:text-properties fo:font-size="12pt" style:font-size-asian="12pt" style:font-size-complex="12pt"/>
    </style:style>
    <style:style style:name="T4_12" style:family="text">
      <style:text-properties fo:font-size="12pt" style:font-size-asian="12pt" style:font-size-complex="12pt"/>
    </style:style>
    <style:style style:name="T4_13" style:family="text">
      <style:text-properties fo:font-size="12pt" style:font-size-asian="12pt" style:font-size-complex="12pt"/>
    </style:style>
    <style:style style:name="T4_14" style:family="text">
      <style:text-properties fo:font-size="12pt" style:font-size-asian="12pt" style:font-size-complex="12pt"/>
    </style:style>
    <style:style style:name="T4_15" style:family="text">
      <style:text-properties fo:font-size="12pt" style:font-size-asian="12pt" style:font-size-complex="12pt"/>
    </style:style>
    <style:style style:name="T4_16" style:family="text">
      <style:text-properties fo:font-size="12pt" style:font-size-asian="12pt" style:font-size-complex="12pt"/>
    </style:style>
    <style:style style:name="T4_17" style:family="text">
      <style:text-properties fo:font-size="12pt" style:font-size-asian="12pt" style:font-size-complex="12pt"/>
    </style:style>
    <style:style style:name="T4_18" style:family="text">
      <style:text-properties fo:font-size="12pt" style:font-size-asian="12pt" style:font-size-complex="12pt"/>
    </style:style>
    <style:style style:name="T4_19" style:family="text">
      <style:text-properties fo:font-size="12pt" style:font-size-asian="12pt" style:font-size-complex="12pt"/>
    </style:style>
    <style:style style:name="T4_20" style:family="text">
      <style:text-properties fo:font-size="12pt" style:font-size-asian="12pt" style:font-size-complex="12pt"/>
    </style:style>
    <style:style style:name="T4_21" style:family="text">
      <style:text-properties fo:font-size="12pt" style:font-size-asian="12pt" style:font-size-complex="12pt"/>
    </style:style>
    <style:style style:name="T4_22" style:family="text">
      <style:text-properties fo:font-size="12pt" style:font-size-asian="12pt" style:font-size-complex="12pt"/>
    </style:style>
    <style:style style:name="P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>
      <style:text-properties fo:font-size="12pt" style:font-size-asian="12pt" style:font-size-complex="12pt"/>
    </style:style>
    <style:style style:name="T6_2" style:family="text">
      <style:text-properties fo:font-size="12pt" style:font-size-asian="12pt" style:font-size-complex="12pt"/>
    </style:style>
    <style:style style:name="T6_3" style:family="text">
      <style:text-properties fo:font-size="12pt" style:font-size-asian="12pt" style:font-size-complex="12pt"/>
    </style:style>
    <style:style style:name="T6_4" style:family="text">
      <style:text-properties fo:font-size="12pt" style:font-size-asian="12pt" style:font-size-complex="12pt"/>
    </style:style>
    <style:style style:name="T6_5" style:family="text">
      <style:text-properties fo:font-size="12pt" style:font-size-asian="12pt" style:font-size-complex="12pt"/>
    </style:style>
    <style:style style:name="T6_6" style:family="text">
      <style:text-properties fo:font-size="12pt" style:font-size-asian="12pt" style:font-size-complex="12pt"/>
    </style:style>
    <style:style style:name="T6_7" style:family="text">
      <style:text-properties fo:font-size="12pt" style:font-size-asian="12pt" style:font-size-complex="12pt"/>
    </style:style>
    <style:style style:name="T6_8" style:family="text">
      <style:text-properties fo:font-size="12pt" style:font-size-asian="12pt" style:font-size-complex="12pt"/>
    </style:style>
    <style:style style:name="T6_9" style:family="text">
      <style:text-properties fo:font-size="12pt" style:font-size-asian="12pt" style:font-size-complex="12pt"/>
    </style:style>
    <style:style style:name="T6_10" style:family="text">
      <style:text-properties fo:font-size="12pt" style:font-size-asian="12pt" style:font-size-complex="12pt"/>
    </style:style>
    <style:style style:name="T6_11" style:family="text">
      <style:text-properties fo:font-size="12pt" style:font-size-asian="12pt" style:font-size-complex="12pt"/>
    </style:style>
    <style:style style:name="T6_12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T7_4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T8_4" style:family="text">
      <style:text-properties fo:font-size="12pt" style:font-size-asian="12pt" style:font-size-complex="12pt"/>
    </style:style>
    <style:style style:name="T8_5" style:family="text">
      <style:text-properties fo:font-size="12pt" style:font-size-asian="12pt" style:font-size-complex="12pt"/>
    </style:style>
    <style:style style:name="T8_6" style:family="text">
      <style:text-properties fo:font-size="12pt" style:font-size-asian="12pt" style:font-size-complex="12pt"/>
    </style:style>
    <style:style style:name="T8_7" style:family="text" style:parent-style-name="Standard"/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fo:font-size="12pt" style:font-size-asian="12pt" style:font-size-complex="12pt"/>
    </style:style>
    <style:style style:name="T9_10" style:family="text">
      <style:text-properties fo:font-size="12pt" style:font-size-asian="12pt" style:font-size-complex="12pt"/>
    </style:style>
    <style:style style:name="T9_11" style:family="text">
      <style:text-properties fo:font-size="12pt" style:font-size-asian="12pt" style:font-size-complex="12pt"/>
    </style:style>
    <style:style style:name="T9_12" style:family="text">
      <style:text-properties fo:font-size="12pt" style:font-size-asian="12pt" style:font-size-complex="12pt"/>
    </style:style>
    <style:style style:name="T9_13" style:family="text">
      <style:text-properties fo:font-size="12pt" style:font-size-asian="12pt" style:font-size-complex="12pt"/>
    </style:style>
    <style:style style:name="T9_14" style:family="text">
      <style:text-properties fo:font-size="12pt" style:font-size-asian="12pt" style:font-size-complex="12pt"/>
    </style:style>
    <style:style style:name="T9_15" style:family="text">
      <style:text-properties fo:font-size="12pt" style:font-size-asian="12pt" style:font-size-complex="12pt"/>
    </style:style>
    <style:style style:name="T9_16" style:family="text">
      <style:text-properties fo:font-size="12pt" style:font-size-asian="12pt" style:font-size-complex="12pt"/>
    </style:style>
    <style:style style:name="T9_17" style:family="text">
      <style:text-properties fo:font-size="12pt" style:font-size-asian="12pt" style:font-size-complex="12pt"/>
    </style:style>
    <style:style style:name="T9_18" style:family="text">
      <style:text-properties fo:font-size="12pt" style:font-size-asian="12pt" style:font-size-complex="12pt"/>
    </style:style>
    <style:style style:name="T9_19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>
      <style:text-properties fo:font-size="12pt" style:font-size-asian="12pt" style:font-size-complex="12pt"/>
    </style:style>
    <style:style style:name="T10_2" style:family="text">
      <style:text-properties fo:font-size="12pt" style:font-size-asian="12pt" style:font-size-complex="12pt"/>
    </style:style>
    <style:style style:name="T10_3" style:family="text">
      <style:text-properties fo:font-size="12pt" style:font-size-asian="12pt" style:font-size-complex="12pt"/>
    </style:style>
    <style:style style:name="T10_4" style:family="text">
      <style:text-properties fo:font-size="12pt" style:font-size-asian="12pt" style:font-size-complex="12pt"/>
    </style:style>
    <style:style style:name="T10_5" style:family="text">
      <style:text-properties fo:font-size="12pt" style:font-size-asian="12pt" style:font-size-complex="12pt"/>
    </style:style>
    <style:style style:name="T10_6" style:family="text">
      <style:text-properties fo:font-size="12pt" style:font-size-asian="12pt" style:font-size-complex="12pt"/>
    </style:style>
    <style:style style:name="T10_7" style:family="text">
      <style:text-properties fo:font-size="12pt" style:font-size-asian="12pt" style:font-size-complex="12pt"/>
    </style:style>
    <style:style style:name="T10_8" style:family="text">
      <style:text-properties fo:font-size="12pt" style:font-size-asian="12pt" style:font-size-complex="12pt"/>
    </style:style>
    <style:style style:name="T10_9" style:family="text">
      <style:text-properties fo:font-size="12pt" style:font-size-asian="12pt" style:font-size-complex="12pt"/>
    </style:style>
    <style:style style:name="T10_10" style:family="text">
      <style:text-properties fo:font-size="12pt" style:font-size-asian="12pt" style:font-size-complex="12pt"/>
    </style:style>
    <style:style style:name="T10_11" style:family="text">
      <style:text-properties fo:font-size="12pt" style:font-size-asian="12pt" style:font-size-complex="12pt"/>
    </style:style>
    <style:style style:name="T10_12" style:family="text">
      <style:text-properties fo:font-size="12pt" style:font-size-asian="12pt" style:font-size-complex="12pt"/>
    </style:style>
    <style:style style:name="T10_13" style:family="text">
      <style:text-properties fo:font-size="12pt" style:font-size-asian="12pt" style:font-size-complex="12pt"/>
    </style:style>
    <style:style style:name="T10_14" style:family="text">
      <style:text-properties fo:font-size="12pt" style:font-size-asian="12pt" style:font-size-complex="12pt"/>
    </style:style>
    <style:style style:name="T10_15" style:family="text">
      <style:text-properties fo:font-size="12pt" style:font-size-asian="12pt" style:font-size-complex="12pt"/>
    </style:style>
    <style:style style:name="T10_16" style:family="text">
      <style:text-properties fo:font-size="12pt" style:font-size-asian="12pt" style:font-size-complex="12pt"/>
    </style:style>
    <style:style style:name="T10_17" style:family="text">
      <style:text-properties fo:font-size="12pt" style:font-size-asian="12pt" style:font-size-complex="12pt"/>
    </style:style>
    <style:style style:name="T10_18" style:family="text">
      <style:text-properties fo:font-size="12pt" style:font-size-asian="12pt" style:font-size-complex="12pt"/>
    </style:style>
    <style:style style:name="T10_19" style:family="text">
      <style:text-properties fo:font-size="12pt" style:font-size-asian="12pt" style:font-size-complex="12pt"/>
    </style:style>
    <style:style style:name="T10_20" style:family="text">
      <style:text-properties fo:font-size="12pt" style:font-size-asian="12pt" style:font-size-complex="12pt"/>
    </style:style>
    <style:style style:name="T10_21" style:family="text">
      <style:text-properties fo:font-size="12pt" style:font-size-asian="12pt" style:font-size-complex="12pt"/>
    </style:style>
    <style:style style:name="T10_22" style:family="text">
      <style:text-properties fo:font-size="12pt" style:font-size-asian="12pt" style:font-size-complex="12pt"/>
    </style:style>
    <style:style style:name="T10_23" style:family="text">
      <style:text-properties fo:font-size="12pt" style:font-size-asian="12pt" style:font-size-complex="12pt"/>
    </style:style>
    <style:style style:name="T10_24" style:family="text">
      <style:text-properties fo:font-size="12pt" style:font-size-asian="12pt" style:font-size-complex="12pt"/>
    </style:style>
    <style:style style:name="T10_25" style:family="text">
      <style:text-properties fo:font-size="12pt" style:font-size-asian="12pt" style:font-size-complex="12pt"/>
    </style:style>
    <style:style style:name="T10_26" style:family="text">
      <style:text-properties fo:font-size="12pt" style:font-size-asian="12pt" style:font-size-complex="12pt"/>
    </style:style>
    <style:style style:name="T10_27" style:family="text">
      <style:text-properties fo:font-size="12pt" style:font-size-asian="12pt" style:font-size-complex="12pt"/>
    </style:style>
    <style:style style:name="T10_28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break-before="auto" fo:line-height="115%" fo:margin-top="0cm" fo:margin-bottom="0cm" style:writing-mode="lr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T11_4" style:family="text">
      <style:text-properties fo:font-size="12pt" style:font-size-asian="12pt" style:font-size-complex="12pt"/>
    </style:style>
    <style:style style:name="T11_5" style:family="text">
      <style:text-properties fo:font-size="12pt" style:font-size-asian="12pt" style:font-size-complex="12pt"/>
    </style:style>
    <style:style style:name="T11_6" style:family="text">
      <style:text-properties fo:font-size="12pt" style:font-size-asian="12pt" style:font-size-complex="12pt"/>
    </style:style>
    <style:style style:name="T11_7" style:family="text">
      <style:text-properties fo:font-size="12pt" style:font-size-asian="12pt" style:font-size-complex="12pt"/>
    </style:style>
    <style:style style:name="T11_8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font-size="12pt" style:font-size-asian="12pt" style:font-size-complex="12pt"/>
    </style:style>
    <style:style style:name="T14_2" style:family="text">
      <style:text-properties fo:font-size="12pt" style:font-size-asian="12pt" style:font-size-complex="12pt"/>
    </style:style>
    <style:style style:name="T14_3" style:family="text">
      <style:text-properties fo:font-size="12pt" style:font-size-asian="12pt" style:font-size-complex="12pt"/>
    </style:style>
    <style:style style:name="T14_4" style:family="text">
      <style:text-properties fo:font-size="12pt" style:font-size-asian="12pt" style:font-size-complex="12pt"/>
    </style:style>
    <style:style style:name="P1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 style:parent-style-name="Standard"/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 style:parent-style-name="Standard"/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 style:parent-style-name="Standard"/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7" style:family="text">
      <style:text-properties fo:font-size="12pt" style:font-size-asian="12pt" style:font-size-complex="12pt"/>
    </style:style>
    <style:style style:name="T19_18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>
      <style:text-properties fo:font-size="12pt" style:font-size-asian="12pt" style:font-size-complex="12pt"/>
    </style:style>
    <style:style style:name="T20_2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>
      <style:text-properties fo:font-size="12pt" style:font-size-asian="12pt" style:font-size-complex="12pt"/>
    </style:style>
    <style:style style:name="T21_2" style:family="text">
      <style:text-properties fo:font-size="12pt" style:font-size-asian="12pt" style:font-size-complex="12pt"/>
    </style:style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>
      <style:text-properties fo:font-size="12pt" style:font-size-asian="12pt" style:font-size-complex="12pt"/>
    </style:style>
    <style:style style:name="T23_2" style:family="text"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line-height="115%" fo:margin-top="0cm" fo:margin-bottom="0cm" style:writing-mode="lr-tb"/>
    </style:style>
    <style:style style:name="T24_1" style:family="text">
      <style:text-properties fo:font-size="12pt" style:font-size-asian="12pt" style:font-size-complex="12pt"/>
    </style:style>
    <style:style style:name="T24_2" style:family="text">
      <style:text-properties fo:font-size="12pt" style:font-size-asian="12pt" style:font-size-complex="12pt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Heading_20_1">
      <style:paragraph-properties fo:break-before="auto" fo:line-height="115%" style:writing-mode="lr-tb"/>
    </style:style>
    <style:style style:name="T28_1" style:family="text"/>
    <style:style style:name="T28_2" style:family="text"/>
    <style:style style:name="P29" style:family="paragraph" style:parent-style-name="Heading_20_2">
      <style:paragraph-properties fo:break-before="auto" fo:line-height="115%" style:writing-mode="lr-tb"/>
    </style:style>
    <style:style style:name="T29_1" style:family="text"/>
    <style:style style:name="T29_2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>
      <style:text-properties fo:font-size="12pt" style:font-size-asian="12pt" style:font-size-complex="12pt"/>
    </style:style>
    <style:style style:name="T30_2" style:family="text">
      <style:text-properties fo:font-size="12pt" style:font-size-asian="12pt" style:font-size-complex="12pt"/>
    </style:style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>
      <style:text-properties fo:font-size="12pt" style:font-size-asian="12pt" style:font-size-complex="12pt"/>
    </style:style>
    <style:style style:name="T31_2" style:family="text">
      <style:text-properties fo:font-size="12pt" style:font-size-asian="12pt" style:font-size-complex="12pt"/>
    </style:style>
    <style:style style:name="T31_3" style:family="text">
      <style:text-properties fo:font-size="12pt" style:font-size-asian="12pt" style:font-size-complex="12pt"/>
    </style:style>
    <style:style style:name="T31_4" style:family="text">
      <style:text-properties fo:font-size="12pt" style:font-size-asian="12pt" style:font-size-complex="12pt"/>
    </style:style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>
      <style:text-properties fo:font-size="12pt" style:font-size-asian="12pt" style:font-size-complex="12pt"/>
    </style:style>
    <style:style style:name="T32_2" style:family="text">
      <style:text-properties fo:font-size="12pt" style:font-size-asian="12pt" style:font-size-complex="12pt"/>
    </style:style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>
      <style:text-properties fo:font-size="12pt" style:font-size-asian="12pt" style:font-size-complex="12pt"/>
    </style:style>
    <style:style style:name="T33_2" style:family="text">
      <style:text-properties fo:font-size="12pt" style:font-size-asian="12pt" style:font-size-complex="12pt"/>
    </style:style>
    <style:style style:name="T33_3" style:family="text">
      <style:text-properties fo:font-size="12pt" style:font-size-asian="12pt" style:font-size-complex="12pt"/>
    </style:style>
    <style:style style:name="T33_4" style:family="text">
      <style:text-properties fo:font-size="12pt" style:font-size-asian="12pt" style:font-size-complex="12pt"/>
    </style:style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>
      <style:text-properties fo:font-size="12pt" style:font-size-asian="12pt" style:font-size-complex="12pt"/>
    </style:style>
    <style:style style:name="T34_2" style:family="text">
      <style:text-properties fo:font-size="12pt" style:font-size-asian="12pt" style:font-size-complex="12pt"/>
    </style:style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>
      <style:text-properties fo:font-size="12pt" style:font-size-asian="12pt" style:font-size-complex="12pt"/>
    </style:style>
    <style:style style:name="T35_2" style:family="text">
      <style:text-properties fo:font-size="12pt" style:font-size-asian="12pt" style:font-size-complex="12pt"/>
    </style:style>
    <style:style style:name="T35_3" style:family="text">
      <style:text-properties fo:font-size="12pt" style:font-size-asian="12pt" style:font-size-complex="12pt"/>
    </style:style>
    <style:style style:name="T35_4" style:family="text">
      <style:text-properties fo:font-size="12pt" style:font-size-asian="12pt" style:font-size-complex="12pt"/>
    </style:style>
    <style:style style:name="P36" style:family="paragraph" style:parent-style-name="Standard">
      <style:paragraph-properties fo:break-before="auto" fo:line-height="115%" fo:margin-top="0cm" fo:margin-bottom="0cm" style:writing-mode="lr-tb"/>
    </style:style>
    <style:style style:name="T36_1" style:family="text">
      <style:text-properties fo:font-size="12pt" style:font-size-asian="12pt" style:font-size-complex="12pt"/>
    </style:style>
    <style:style style:name="T36_2" style:family="text">
      <style:text-properties fo:font-size="12pt" style:font-size-asian="12pt" style:font-size-complex="12pt"/>
    </style:style>
    <style:style style:name="T36_3" style:family="text">
      <style:text-properties fo:font-size="12pt" style:font-size-asian="12pt" style:font-size-complex="12pt"/>
    </style:style>
    <style:style style:name="T36_4" style:family="text">
      <style:text-properties fo:font-size="12pt" style:font-size-asian="12pt" style:font-size-complex="12pt"/>
    </style:style>
    <style:style style:name="T36_5" style:family="text">
      <style:text-properties fo:font-size="12pt" style:font-size-asian="12pt" style:font-size-complex="12pt"/>
    </style:style>
    <style:style style:name="T36_6" style:family="text">
      <style:text-properties fo:font-size="12pt" style:font-size-asian="12pt" style:font-size-complex="12pt"/>
    </style:style>
    <style:style style:name="P37" style:family="paragraph" style:parent-style-name="Heading_20_3">
      <style:paragraph-properties fo:break-before="auto" fo:line-height="115%" style:writing-mode="lr-tb"/>
    </style:style>
    <style:style style:name="T37_1" style:family="text"/>
    <style:style style:name="P38" style:family="paragraph" style:parent-style-name="Standard">
      <style:paragraph-properties fo:text-align="justify" fo:break-before="auto" fo:line-height="101%" style:writing-mode="lr-tb"/>
    </style:style>
    <style:style style:name="T38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8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8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8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9" style:family="paragraph" style:parent-style-name="Standard">
      <style:paragraph-properties fo:text-align="justify" fo:break-before="auto" fo:line-height="101%" fo:margin-top="0cm" style:writing-mode="lr-tb"/>
    </style:style>
    <style:style style:name="T39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9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9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9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3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0" style:family="paragraph" style:parent-style-name="Standard">
      <style:paragraph-properties fo:text-align="justify" fo:break-before="auto" fo:line-height="101%" fo:margin-top="0cm" style:writing-mode="lr-tb"/>
    </style:style>
    <style:style style:name="T40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0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0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0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3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0_13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0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4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0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4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0_146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0_147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0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6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0_16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0_16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0_166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0_167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0_168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0_169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0_170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0_1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196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0_197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0_198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0_199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0_200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0_2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0_2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1" style:family="paragraph" style:parent-style-name="Standard">
      <style:paragraph-properties fo:text-align="justify" fo:break-before="auto" fo:line-height="101%" fo:margin-top="0cm" style:writing-mode="lr-tb"/>
    </style:style>
    <style:style style:name="T41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1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1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1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58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1_59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1_60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1_6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1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1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2" style:family="paragraph" style:parent-style-name="Standard">
      <style:paragraph-properties fo:text-align="justify" fo:break-before="auto" fo:line-height="101%" fo:margin-top="0cm" style:writing-mode="lr-tb"/>
    </style:style>
    <style:style style:name="T42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2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2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2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2_1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2_16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2_17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3" style:family="paragraph" style:parent-style-name="Standard">
      <style:paragraph-properties fo:text-align="justify" fo:break-before="auto" fo:line-height="101%" fo:margin-top="0cm" style:writing-mode="lr-tb"/>
    </style:style>
    <style:style style:name="T43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3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3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3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3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4" style:family="paragraph" style:parent-style-name="Standard">
      <style:paragraph-properties fo:text-align="justify" fo:break-before="auto" fo:line-height="101%" fo:margin-top="0cm" style:writing-mode="lr-tb"/>
    </style:style>
    <style:style style:name="T44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4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4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4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4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5" style:family="paragraph" style:parent-style-name="Standard">
      <style:paragraph-properties fo:text-align="justify" fo:break-before="auto" fo:line-height="101%" fo:margin-top="0cm" style:writing-mode="lr-tb"/>
    </style:style>
    <style:style style:name="T45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5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5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5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5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6" style:family="paragraph" style:parent-style-name="Standard">
      <style:paragraph-properties fo:text-align="justify" fo:break-before="auto" fo:line-height="101%" fo:margin-top="0cm" style:writing-mode="lr-tb"/>
    </style:style>
    <style:style style:name="T46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6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6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6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4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6_30" style:family="text" style:parent-style-name="Standard"/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 style:parent-style-name="Standard"/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5" style:family="text" style:parent-style-name="Standard"/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9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0" style:family="paragraph" style:parent-style-name="Standard">
      <style:paragraph-properties fo:text-align="justify" fo:break-before="auto" fo:line-height="101%" fo:margin-top="0cm" fo:margin-bottom="0cm" style:writing-mode="lr-tb"/>
    </style:style>
    <style:style style:name="T50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0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0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0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0_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0_6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0_7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0_8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0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1" style:family="paragraph" style:parent-style-name="Standard">
      <style:paragraph-properties fo:text-align="justify" fo:break-before="auto" fo:line-height="101%" style:writing-mode="lr-tb"/>
    </style:style>
    <style:style style:name="T51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1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1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1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2" style:family="paragraph" style:parent-style-name="Standard">
      <style:paragraph-properties fo:text-align="justify" fo:break-before="auto" fo:line-height="101%" style:writing-mode="lr-tb"/>
    </style:style>
    <style:style style:name="T52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2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3" style:family="paragraph" style:parent-style-name="Standard">
      <style:paragraph-properties fo:text-align="justify" fo:break-before="auto" fo:line-height="101%" style:writing-mode="lr-tb"/>
    </style:style>
    <style:style style:name="T53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3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4" style:family="paragraph" style:parent-style-name="Standard">
      <style:paragraph-properties fo:text-align="justify" fo:break-before="auto" fo:line-height="101%" style:writing-mode="lr-tb"/>
    </style:style>
    <style:style style:name="T54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4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5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5" style:family="paragraph" style:parent-style-name="Heading_20_2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P59" style:family="paragraph" style:parent-style-name="Standard">
      <style:paragraph-properties fo:break-before="auto" fo:line-height="115%" fo:margin-top="0cm" fo:margin-bottom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P60" style:family="paragraph" style:parent-style-name="Heading_20_3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background-color="#ffffff" fo:font-size="12pt" style:font-size-asian="12pt" style:font-size-complex="12pt"/>
    </style:style>
    <style:style style:name="T61_2" style:family="text">
      <style:text-properties fo:background-color="#ffffff" fo:font-size="12pt" style:font-size-asian="12pt" style:font-size-complex="12pt"/>
    </style:style>
    <style:style style:name="T61_3" style:family="text">
      <style:text-properties fo:background-color="#ffffff" fo:font-size="12pt" style:font-size-asian="12pt" style:font-size-complex="12pt"/>
    </style:style>
    <style:style style:name="T61_4" style:family="text">
      <style:text-properties fo:background-color="#ffffff" fo:font-size="12pt" style:font-size-asian="12pt" style:font-size-complex="12pt"/>
    </style:style>
    <style:style style:name="T61_5" style:family="text">
      <style:text-properties fo:background-color="#ffffff" fo:font-size="12pt" style:font-size-asian="12pt" style:font-size-complex="12pt"/>
    </style:style>
    <style:style style:name="T61_6" style:family="text">
      <style:text-properties fo:background-color="#ffffff" fo:font-size="12pt" style:font-size-asian="12pt" style:font-size-complex="12pt"/>
    </style:style>
    <style:style style:name="T61_7" style:family="text">
      <style:text-properties fo:background-color="#ffffff" fo:font-size="12pt" style:font-size-asian="12pt" style:font-size-complex="12pt"/>
    </style:style>
    <style:style style:name="T61_8" style:family="text">
      <style:text-properties fo:background-color="#ffffff" fo:font-size="12pt" style:font-size-asian="12pt" style:font-size-complex="12pt"/>
    </style:style>
    <style:style style:name="T61_9" style:family="text">
      <style:text-properties fo:background-color="#ffffff" fo:font-size="12pt" style:font-size-asian="12pt" style:font-size-complex="12pt"/>
    </style:style>
    <style:style style:name="T61_10" style:family="text">
      <style:text-properties fo:background-color="#ffffff" fo:font-size="12pt" style:font-size-asian="12pt" style:font-size-complex="12pt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background-color="#ffffff" fo:font-size="12pt" style:font-size-asian="12pt" style:font-size-complex="12pt"/>
    </style:style>
    <style:style style:name="T62_2" style:family="text">
      <style:text-properties fo:background-color="#ffffff" fo:font-size="12pt" style:font-size-asian="12pt" style:font-size-complex="12pt"/>
    </style:style>
    <style:style style:name="T62_3" style:family="text">
      <style:text-properties fo:background-color="#ffffff" fo:font-size="12pt" style:font-size-asian="12pt" style:font-size-complex="12pt"/>
    </style:style>
    <style:style style:name="T62_4" style:family="text">
      <style:text-properties fo:background-color="#ffffff" fo:font-size="12pt" style:font-size-asian="12pt" style:font-size-complex="12pt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fo:background-color="#ffffff" fo:font-size="12pt" style:font-size-asian="12pt" style:font-size-complex="12pt"/>
    </style:style>
    <style:style style:name="T63_2" style:family="text">
      <style:text-properties fo:background-color="#ffffff" fo:font-size="12pt" style:font-size-asian="12pt" style:font-size-complex="12pt"/>
    </style:style>
    <style:style style:name="T63_3" style:family="text">
      <style:text-properties fo:background-color="#ffffff" fo:font-size="12pt" style:font-size-asian="12pt" style:font-size-complex="12pt"/>
    </style:style>
    <style:style style:name="T63_4" style:family="text">
      <style:text-properties fo:background-color="#ffffff" fo:font-size="12pt" style:font-size-asian="12pt" style:font-size-complex="12pt"/>
    </style:style>
    <style:style style:name="T63_5" style:family="text">
      <style:text-properties fo:background-color="#ffffff" fo:font-size="12pt" style:font-size-asian="12pt" style:font-size-complex="12pt"/>
    </style:style>
    <style:style style:name="T63_6" style:family="text">
      <style:text-properties fo:background-color="#ffffff" fo:font-size="12pt" style:font-size-asian="12pt" style:font-size-complex="12pt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background-color="#ffffff" fo:font-size="12pt" style:font-size-asian="12pt" style:font-size-complex="12pt"/>
    </style:style>
    <style:style style:name="T64_2" style:family="text">
      <style:text-properties fo:background-color="#ffffff" fo:font-size="12pt" style:font-size-asian="12pt" style:font-size-complex="12pt"/>
    </style:style>
    <style:style style:name="T64_3" style:family="text">
      <style:text-properties fo:background-color="#ffffff" fo:font-size="12pt" style:font-size-asian="12pt" style:font-size-complex="12pt"/>
    </style:style>
    <style:style style:name="T64_4" style:family="text">
      <style:text-properties fo:background-color="#ffffff" fo:font-size="12pt" style:font-size-asian="12pt" style:font-size-complex="12pt"/>
    </style:style>
    <style:style style:name="T64_5" style:family="text">
      <style:text-properties fo:background-color="#ffffff" fo:font-size="12pt" style:font-size-asian="12pt" style:font-size-complex="12pt"/>
    </style:style>
    <style:style style:name="T64_6" style:family="text">
      <style:text-properties fo:background-color="#ffffff" fo:font-size="12pt" style:font-size-asian="12pt" style:font-size-complex="12pt"/>
    </style:style>
    <style:style style:name="T64_7" style:family="text">
      <style:text-properties fo:background-color="#ffffff" fo:font-size="12pt" style:font-size-asian="12pt" style:font-size-complex="12pt"/>
    </style:style>
    <style:style style:name="T64_8" style:family="text">
      <style:text-properties fo:background-color="#ffffff" fo:font-size="12pt" style:font-size-asian="12pt" style:font-size-complex="12pt"/>
    </style:style>
    <style:style style:name="T64_9" style:family="text">
      <style:text-properties fo:background-color="#ffffff" fo:font-size="12pt" style:font-size-asian="12pt" style:font-size-complex="12pt"/>
    </style:style>
    <style:style style:name="T64_10" style:family="text">
      <style:text-properties fo:background-color="#ffffff" fo:font-size="12pt" style:font-size-asian="12pt" style:font-size-complex="12pt"/>
    </style:style>
    <style:style style:name="P65" style:family="paragraph" style:parent-style-name="Heading_20_2">
      <style:paragraph-properties fo:break-before="auto" fo:line-height="115%" fo:margin-top="0.423cm" fo:margin-bottom="0.071cm" style:writing-mode="lr-tb"/>
    </style:style>
    <style:style style:name="T65_1" style:family="text"/>
    <style:style style:name="T65_2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 style:parent-style-name="Standard"/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 style:parent-style-name="Standard"/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P78" style:family="paragraph" style:parent-style-name="Standard">
      <style:paragraph-properties fo:break-before="auto" fo:line-height="115%" fo:margin-top="0cm" fo:margin-bottom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fo:font-weight="bold" style:font-weight-asian="bold" style:font-weight-complex="bold"/>
    </style:style>
    <style:style style:name="T80_2" style:family="text">
      <style:text-properties fo:font-weight="bold" style:font-weight-asian="bold" style:font-weight-complex="bold"/>
    </style:style>
    <style:style style:name="T80_3" style:family="text">
      <style:text-properties fo:font-weight="bold" style:font-weight-asian="bold" style:font-weight-complex="bold"/>
    </style:style>
    <style:style style:name="T80_4" style:family="text">
      <style:text-properties fo:font-weight="bold" style:font-weight-asian="bold" style:font-weight-complex="bold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 style:parent-style-name="Standard"/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 style:parent-style-name="Standard"/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T89_51" style:family="text"/>
    <style:style style:name="T89_52" style:family="text"/>
    <style:style style:name="T89_53" style:family="text"/>
    <style:style style:name="T89_54" style:family="text"/>
    <style:style style:name="T89_55" style:family="text"/>
    <style:style style:name="T89_56" style:family="text"/>
    <style:style style:name="T89_57" style:family="text"/>
    <style:style style:name="T89_58" style:family="text"/>
    <style:style style:name="T89_59" style:family="text"/>
    <style:style style:name="T89_60" style:family="text"/>
    <style:style style:name="T89_61" style:family="text"/>
    <style:style style:name="T89_62" style:family="text"/>
    <style:style style:name="T89_63" style:family="text"/>
    <style:style style:name="T89_64" style:family="text"/>
    <style:style style:name="T89_65" style:family="text"/>
    <style:style style:name="T89_66" style:family="text"/>
    <style:style style:name="T89_67" style:family="text"/>
    <style:style style:name="T89_68" style:family="text"/>
    <style:style style:name="T89_69" style:family="text"/>
    <style:style style:name="T89_70" style:family="text"/>
    <style:style style:name="T89_71" style:family="text"/>
    <style:style style:name="T89_72" style:family="text"/>
    <style:style style:name="T89_73" style:family="text"/>
    <style:style style:name="T89_74" style:family="text"/>
    <style:style style:name="T89_75" style:family="text"/>
    <style:style style:name="T89_76" style:family="text"/>
    <style:style style:name="T89_77" style:family="text"/>
    <style:style style:name="T89_78" style:family="text"/>
    <style:style style:name="T89_79" style:family="text"/>
    <style:style style:name="T89_80" style:family="text"/>
    <style:style style:name="T89_81" style:family="text"/>
    <style:style style:name="T89_82" style:family="text"/>
    <style:style style:name="T89_83" style:family="text"/>
    <style:style style:name="T89_84" style:family="text"/>
    <style:style style:name="T89_85" style:family="text"/>
    <style:style style:name="T89_86" style:family="text"/>
    <style:style style:name="T89_87" style:family="text"/>
    <style:style style:name="T89_88" style:family="text"/>
    <style:style style:name="T89_89" style:family="text"/>
    <style:style style:name="T89_90" style:family="text"/>
    <style:style style:name="T89_91" style:family="text"/>
    <style:style style:name="T89_92" style:family="text"/>
    <style:style style:name="T89_93" style:family="text"/>
    <style:style style:name="T89_94" style:family="text"/>
    <style:style style:name="T89_95" style:family="text"/>
    <style:style style:name="T89_96" style:family="text"/>
    <style:style style:name="T89_97" style:family="text"/>
    <style:style style:name="T89_98" style:family="text"/>
    <style:style style:name="T89_99" style:family="text"/>
    <style:style style:name="T89_100" style:family="text"/>
    <style:style style:name="T89_101" style:family="text"/>
    <style:style style:name="T89_102" style:family="text"/>
    <style:style style:name="T89_103" style:family="text"/>
    <style:style style:name="T89_104" style:family="text"/>
    <style:style style:name="T89_105" style:family="text"/>
    <style:style style:name="T89_106" style:family="text"/>
    <style:style style:name="T89_107" style:family="text"/>
    <style:style style:name="T89_108" style:family="text"/>
    <style:style style:name="T89_109" style:family="text"/>
    <style:style style:name="T89_110" style:family="text"/>
    <style:style style:name="T89_111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P93" style:family="paragraph" style:parent-style-name="Standard">
      <style:paragraph-properties fo:text-align="center" fo:break-before="auto" fo:line-height="115%" style:writing-mode="lr-tb"/>
    </style:style>
    <style:style style:name="P94" style:family="paragraph" style:parent-style-name="Standard">
      <style:paragraph-properties fo:text-align="center" fo:break-before="auto" fo:line-height="115%" style:writing-mode="lr-tb"/>
    </style:style>
    <style:style style:name="P95" style:family="paragraph" style:parent-style-name="Heading_20_1">
      <style:paragraph-properties fo:break-before="auto" fo:line-height="115%" style:writing-mode="lr-tb"/>
    </style:style>
    <style:style style:name="T95_1" style:family="text"/>
    <style:style style:name="T95_2" style:family="text"/>
    <style:style style:name="P96" style:family="paragraph" style:parent-style-name="Standard">
      <style:paragraph-properties fo:break-before="auto" fo:line-height="115%" style:writing-mode="lr-tb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fo:font-size="12pt" style:font-size-asian="12pt" style:font-size-complex="12pt"/>
    </style:style>
    <style:style style:name="T97_2" style:family="text">
      <style:text-properties fo:font-size="12pt" style:font-size-asian="12pt" style:font-size-complex="12pt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fo:font-size="12pt" style:font-size-asian="12pt" style:font-size-complex="12pt"/>
    </style:style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Heading_20_1">
      <style:paragraph-properties fo:break-before="auto" fo:line-height="115%" fo:margin-top="0.353cm" fo:margin-bottom="0cm" style:writing-mode="lr-tb"/>
    </style:style>
    <style:style style:name="T100_1" style:family="text" style:parent-style-name="Heading_20_1"/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 style:parent-style-name="Heading_20_1"/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5" style:family="text"/>
    <style:style style:name="T102_16" style:family="text"/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fo:font-size="12pt" style:font-size-asian="12pt" style:font-size-complex="12pt"/>
    </style:style>
    <style:style style:name="T104_2" style:family="text">
      <style:text-properties fo:font-size="12pt" style:font-size-asian="12pt" style:font-size-complex="12pt"/>
    </style:style>
    <style:style style:name="T104_3" style:family="text">
      <style:text-properties fo:font-size="12pt" style:font-size-asian="12pt" style:font-size-complex="12pt"/>
    </style:style>
    <style:style style:name="T104_4" style:family="text">
      <style:text-properties fo:font-size="12pt" style:font-size-asian="12pt" style:font-size-complex="12pt"/>
    </style:style>
    <style:style style:name="T104_5" style:family="text">
      <style:text-properties fo:font-size="12pt" style:font-size-asian="12pt" style:font-size-complex="12pt"/>
    </style:style>
    <style:style style:name="T104_6" style:family="text">
      <style:text-properties fo:font-size="12pt" style:font-size-asian="12pt" style:font-size-complex="12pt"/>
    </style:style>
    <style:style style:name="T104_7" style:family="text">
      <style:text-properties fo:font-size="12pt" style:font-size-asian="12pt" style:font-size-complex="12pt"/>
    </style:style>
    <style:style style:name="T104_8" style:family="text">
      <style:text-properties fo:font-size="12pt" style:font-size-asian="12pt" style:font-size-complex="12pt"/>
    </style:style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>
      <style:text-properties fo:font-size="12pt" style:font-size-asian="12pt" style:font-size-complex="12pt"/>
    </style:style>
    <style:style style:name="T105_2" style:family="text">
      <style:text-properties fo:font-size="12pt" style:font-size-asian="12pt" style:font-size-complex="12pt"/>
    </style:style>
    <style:style style:name="T105_3" style:family="text">
      <style:text-properties fo:font-size="12pt" style:font-size-asian="12pt" style:font-size-complex="12pt"/>
    </style:style>
    <style:style style:name="T105_4" style:family="text">
      <style:text-properties fo:font-size="12pt" style:font-size-asian="12pt" style:font-size-complex="12pt"/>
    </style:style>
    <style:style style:name="T105_5" style:family="text">
      <style:text-properties fo:font-size="12pt" style:font-size-asian="12pt" style:font-size-complex="12pt"/>
    </style:style>
    <style:style style:name="T105_6" style:family="text">
      <style:text-properties fo:font-size="12pt" style:font-size-asian="12pt" style:font-size-complex="12pt"/>
    </style:style>
    <style:style style:name="T105_7" style:family="text">
      <style:text-properties fo:font-size="12pt" style:font-size-asian="12pt" style:font-size-complex="12pt"/>
    </style:style>
    <style:style style:name="T105_8" style:family="text">
      <style:text-properties fo:font-size="12pt" style:font-size-asian="12pt" style:font-size-complex="12pt"/>
    </style:style>
    <style:style style:name="T105_9" style:family="text">
      <style:text-properties fo:font-size="12pt" style:font-size-asian="12pt" style:font-size-complex="12pt"/>
    </style:style>
    <style:style style:name="T105_10" style:family="text">
      <style:text-properties fo:font-size="12pt" style:font-size-asian="12pt" style:font-size-complex="12pt"/>
    </style:style>
    <style:style style:name="P106" style:family="paragraph" style:parent-style-name="Standard">
      <style:paragraph-properties fo:break-before="auto" fo:line-height="115%" fo:margin-top="0cm" style:writing-mode="lr-tb"/>
    </style:style>
    <style:style style:name="T106_1" style:family="text" style:parent-style-name="Standard"/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 style:parent-style-name="Standard"/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5" style:family="text">
      <style:text-properties fo:font-size="12pt" style:font-size-asian="12pt" style:font-size-complex="12pt"/>
    </style:style>
    <style:style style:name="T108_16" style:family="text">
      <style:text-properties fo:font-size="12pt" style:font-size-asian="12pt" style:font-size-complex="12pt"/>
    </style:style>
    <style:style style:name="T108_17" style:family="text">
      <style:text-properties fo:font-size="12pt" style:font-size-asian="12pt" style:font-size-complex="12pt"/>
    </style:style>
    <style:style style:name="T108_18" style:family="text">
      <style:text-properties fo:font-size="12pt" style:font-size-asian="12pt" style:font-size-complex="12pt"/>
    </style:style>
    <style:style style:name="T108_19" style:family="text">
      <style:text-properties fo:font-size="12pt" style:font-size-asian="12pt" style:font-size-complex="12pt"/>
    </style:style>
    <style:style style:name="T108_20" style:family="text">
      <style:text-properties fo:font-size="12pt" style:font-size-asian="12pt" style:font-size-complex="12pt"/>
    </style:style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>
      <style:text-properties fo:font-size="12pt" style:font-size-asian="12pt" style:font-size-complex="12pt"/>
    </style:style>
    <style:style style:name="T109_2" style:family="text">
      <style:text-properties fo:font-size="12pt" style:font-size-asian="12pt" style:font-size-complex="12pt"/>
    </style:style>
    <style:style style:name="T109_3" style:family="text">
      <style:text-properties fo:font-size="12pt" style:font-size-asian="12pt" style:font-size-complex="12pt"/>
    </style:style>
    <style:style style:name="T109_4" style:family="text">
      <style:text-properties fo:font-size="12pt" style:font-size-asian="12pt" style:font-size-complex="12pt"/>
    </style:style>
    <style:style style:name="P110" style:family="paragraph" style:parent-style-name="Standard">
      <style:paragraph-properties fo:break-before="auto" fo:line-height="115%" fo:margin-top="0cm" fo:margin-bottom="0cm" style:writing-mode="lr-tb"/>
    </style:style>
    <style:style style:name="T110_1" style:family="text">
      <style:text-properties fo:font-size="12pt" style:font-size-asian="12pt" style:font-size-complex="12pt"/>
    </style:style>
    <style:style style:name="T110_2" style:family="text">
      <style:text-properties fo:font-size="12pt" style:font-size-asian="12pt" style:font-size-complex="12pt"/>
    </style:style>
    <style:style style:name="T110_3" style:family="text">
      <style:text-properties fo:font-size="12pt" style:font-size-asian="12pt" style:font-size-complex="12pt"/>
    </style:style>
    <style:style style:name="T110_4" style:family="text">
      <style:text-properties fo:font-size="12pt" style:font-size-asian="12pt" style:font-size-complex="12pt"/>
    </style:style>
    <style:style style:name="T110_5" style:family="text">
      <style:text-properties fo:font-size="12pt" style:font-size-asian="12pt" style:font-size-complex="12pt"/>
    </style:style>
    <style:style style:name="T110_6" style:family="text">
      <style:text-properties fo:font-size="12pt" style:font-size-asian="12pt" style:font-size-complex="12pt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fo:font-size="12pt" style:font-size-asian="12pt" style:font-size-complex="12pt"/>
    </style:style>
    <style:style style:name="T111_2" style:family="text">
      <style:text-properties fo:font-size="12pt" style:font-size-asian="12pt" style:font-size-complex="12pt"/>
    </style:style>
    <style:style style:name="P112" style:family="paragraph" style:parent-style-name="Standard">
      <style:paragraph-properties fo:break-before="auto" fo:line-height="115%" style:writing-mode="lr-tb"/>
    </style:style>
    <style:style style:name="P113" style:family="paragraph" style:parent-style-name="Standard">
      <style:paragraph-properties fo:text-align="center" fo:break-before="auto" fo:line-height="115%" style:writing-mode="lr-tb"/>
    </style:style>
    <style:style style:name="P114" style:family="paragraph" style:parent-style-name="Standard">
      <style:paragraph-properties fo:text-align="center" fo:break-before="auto" fo:line-height="115%" style:writing-mode="lr-tb"/>
    </style:style>
    <style:style style:name="P115" style:family="paragraph" style:parent-style-name="Standard">
      <style:paragraph-properties fo:text-align="center" fo:break-before="auto" fo:line-height="115%" style:writing-mode="lr-tb"/>
    </style:style>
    <style:style style:name="P116" style:family="paragraph" style:parent-style-name="Standard">
      <style:paragraph-properties fo:text-align="center" fo:break-before="auto" fo:line-height="115%" style:writing-mode="lr-tb"/>
    </style:style>
    <style:style style:name="P117" style:family="paragraph" style:parent-style-name="Standard">
      <style:paragraph-properties fo:text-align="center" fo:break-before="auto" fo:line-height="115%" style:writing-mode="lr-tb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>
      <style:text-properties fo:font-size="12pt" style:font-size-asian="12pt" style:font-size-complex="12pt"/>
    </style:style>
    <style:style style:name="T118_2" style:family="text">
      <style:text-properties fo:font-size="12pt" style:font-size-asian="12pt" style:font-size-complex="12pt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19_3" style:family="text"/>
    <style:style style:name="T119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19_5" style:family="text"/>
    <style:style style:name="T119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19_7" style:family="text"/>
    <style:style style:name="T119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19_9" style:family="text"/>
    <style:style style:name="T119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19_11" style:family="text"/>
    <style:style style:name="T119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19_13" style:family="text"/>
    <style:style style:name="T119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19_15" style:family="text"/>
    <style:style style:name="T119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119_17" style:family="text"/>
    <style:style style:name="T119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119_19" style:family="text"/>
    <style:style style:name="T119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119_21" style:family="text"/>
    <style:style style:name="T119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119_23" style:family="text">
      <style:text-properties fo:font-size="12pt" style:font-size-asian="12pt" style:font-size-complex="12pt"/>
    </style:style>
    <style:style style:name="T119_24" style:family="text">
      <style:text-properties fo:font-size="12pt" style:font-size-asian="12pt" style:font-size-complex="12pt"/>
    </style:style>
    <style:style style:name="T119_25" style:family="text">
      <style:text-properties fo:font-size="12pt" style:font-size-asian="12pt" style:font-size-complex="12pt"/>
    </style:style>
    <style:style style:name="T119_26" style:family="text">
      <style:text-properties fo:font-size="12pt" style:font-size-asian="12pt" style:font-size-complex="12pt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20_3" style:family="text"/>
    <style:style style:name="T120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20_5" style:family="text"/>
    <style:style style:name="T120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20_7" style:family="text"/>
    <style:style style:name="T120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20_9" style:family="text"/>
    <style:style style:name="T120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20_11" style:family="text"/>
    <style:style style:name="T120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20_13" style:family="text"/>
    <style:style style:name="T120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20_15" style:family="text"/>
    <style:style style:name="T120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120_17" style:family="text"/>
    <style:style style:name="T120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120_19" style:family="text"/>
    <style:style style:name="T120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120_21" style:family="text"/>
    <style:style style:name="T120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120_23" style:family="text">
      <style:text-properties fo:font-size="12pt" style:font-size-asian="12pt" style:font-size-complex="12pt"/>
    </style:style>
    <style:style style:name="T120_24" style:family="text">
      <style:text-properties fo:font-size="12pt" style:font-size-asian="12pt" style:font-size-complex="12pt"/>
    </style:style>
    <style:style style:name="T120_25" style:family="text">
      <style:text-properties fo:font-size="12pt" style:font-size-asian="12pt" style:font-size-complex="12pt"/>
    </style:style>
    <style:style style:name="T120_26" style:family="text">
      <style:text-properties fo:font-size="12pt" style:font-size-asian="12pt" style:font-size-complex="12pt"/>
    </style:style>
    <style:style style:name="T120_27" style:family="text">
      <style:text-properties fo:font-size="12pt" style:font-size-asian="12pt" style:font-size-complex="12pt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>
      <style:text-properties fo:background-color="#ffffff" fo:color="#2b587a" fo:font-size="12pt" style:font-size-asian="12pt" style:font-size-complex="12pt"/>
    </style:style>
    <style:style style:name="T121_3" style:family="text"/>
    <style:style style:name="T121_4" style:family="text">
      <style:text-properties fo:background-color="#ffffff" fo:color="#2b587a" fo:font-size="12pt" style:font-size-asian="12pt" style:font-size-complex="12pt"/>
    </style:style>
    <style:style style:name="T121_5" style:family="text"/>
    <style:style style:name="T121_6" style:family="text">
      <style:text-properties fo:background-color="#ffffff" fo:color="#2b587a" fo:font-size="12pt" style:font-size-asian="12pt" style:font-size-complex="12pt"/>
    </style:style>
    <style:style style:name="T121_7" style:family="text"/>
    <style:style style:name="T121_8" style:family="text">
      <style:text-properties fo:background-color="#ffffff" fo:color="#2b587a" fo:font-size="12pt" style:font-size-asian="12pt" style:font-size-complex="12pt"/>
    </style:style>
    <style:style style:name="T121_9" style:family="text"/>
    <style:style style:name="T121_10" style:family="text">
      <style:text-properties fo:background-color="#ffffff" fo:color="#2b587a" fo:font-size="12pt" style:font-size-asian="12pt" style:font-size-complex="12pt"/>
    </style:style>
    <style:style style:name="T121_11" style:family="text"/>
    <style:style style:name="T121_12" style:family="text">
      <style:text-properties fo:background-color="#ffffff" fo:color="#2b587a" fo:font-size="12pt" style:font-size-asian="12pt" style:font-size-complex="12pt"/>
    </style:style>
    <style:style style:name="T121_13" style:family="text"/>
    <style:style style:name="T121_14" style:family="text">
      <style:text-properties fo:background-color="#ffffff" fo:color="#2b587a" fo:font-size="12pt" style:font-size-asian="12pt" style:font-size-complex="12pt"/>
    </style:style>
    <style:style style:name="T121_15" style:family="text"/>
    <style:style style:name="T121_16" style:family="text">
      <style:text-properties fo:background-color="#ffffff" fo:color="#2b587a" fo:font-size="12pt" style:font-size-asian="12pt" style:font-size-complex="12pt"/>
    </style:style>
    <style:style style:name="T121_17" style:family="text"/>
    <style:style style:name="T121_18" style:family="text">
      <style:text-properties fo:background-color="#ffffff" fo:color="#2b587a" fo:font-size="12pt" style:font-size-asian="12pt" style:font-size-complex="12pt"/>
    </style:style>
    <style:style style:name="T121_19" style:family="text"/>
    <style:style style:name="T121_20" style:family="text">
      <style:text-properties fo:background-color="#ffffff" fo:color="#2b587a" fo:font-size="12pt" style:font-size-asian="12pt" style:font-size-complex="12pt"/>
    </style:style>
    <style:style style:name="T121_21" style:family="text"/>
    <style:style style:name="T121_22" style:family="text">
      <style:text-properties fo:background-color="#ffffff" fo:color="#2b587a" fo:font-size="12pt" style:font-size-asian="12pt" style:font-size-complex="12pt"/>
    </style:style>
    <style:style style:name="T121_23" style:family="text"/>
    <style:style style:name="T121_24" style:family="text">
      <style:text-properties fo:background-color="#ffffff" fo:color="#2b587a" fo:font-size="12pt" style:font-size-asian="12pt" style:font-size-complex="12pt"/>
    </style:style>
    <style:style style:name="T121_25" style:family="text">
      <style:text-properties fo:background-color="#ffffff" fo:font-size="12pt" style:font-size-asian="12pt" style:font-size-complex="12pt"/>
    </style:style>
    <style:style style:name="T121_26" style:family="text">
      <style:text-properties fo:background-color="#ffffff" fo:font-size="12pt" style:font-size-asian="12pt" style:font-size-complex="12pt"/>
    </style:style>
    <style:style style:name="P12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23" style:family="paragraph" style:parent-style-name="Standard">
      <style:paragraph-properties fo:break-before="auto" fo:line-height="115%" style:writing-mode="lr-tb"/>
      <style:text-properties fo:background-color="#ffffff" fo:font-size="12pt" style:font-size-asian="12pt" style:font-size-complex="12pt"/>
    </style:style>
    <style:style style:name="P124" style:family="paragraph" style:parent-style-name="Standard">
      <style:paragraph-properties fo:text-align="center" fo:break-before="auto" fo:line-height="115%" style:writing-mode="lr-tb"/>
    </style:style>
    <style:style style:name="P125" style:family="paragraph" style:parent-style-name="Standard">
      <style:paragraph-properties fo:text-align="center" fo:break-before="auto" fo:line-height="115%" style:writing-mode="lr-tb"/>
    </style:style>
    <style:style style:name="P126" style:family="paragraph" style:parent-style-name="Standard">
      <style:paragraph-properties fo:text-align="center" fo:break-before="auto" fo:line-height="115%" style:writing-mode="lr-tb"/>
    </style:style>
    <style:style style:name="T126_1" style:family="text">
      <style:text-properties fo:font-weight="bold" style:font-weight-asian="bold" style:font-weight-complex="bold"/>
    </style:style>
    <style:style style:name="T126_2" style:family="text">
      <style:text-properties fo:font-weight="bold" style:font-weight-asian="bold" style:font-weight-complex="bold"/>
    </style:style>
    <style:style style:name="T126_3" style:family="text">
      <style:text-properties fo:font-weight="bold" style:font-weight-asian="bold" style:font-weight-complex="bold"/>
    </style:style>
    <style:style style:name="T126_4" style:family="text">
      <style:text-properties fo:font-weight="bold" style:font-weight-asian="bold" style:font-weight-complex="bold"/>
    </style:style>
    <style:style style:name="T126_5" style:family="text">
      <style:text-properties fo:font-weight="bold" style:font-weight-asian="bold" style:font-weight-complex="bold"/>
    </style:style>
    <style:style style:name="P127" style:family="paragraph" style:parent-style-name="Standard">
      <style:paragraph-properties fo:text-align="center" fo:break-before="auto" fo:line-height="115%" style:writing-mode="lr-tb"/>
    </style:style>
    <style:style style:name="T127_1" style:family="text"/>
    <style:style style:name="T127_2" style:family="text">
      <style:text-properties fo:color="#1155cc" fo:font-size="10pt" style:font-size-asian="10pt" style:font-size-complex="10pt" style:text-underline-style="solid" style:text-underline-color="font-color"/>
    </style:style>
    <style:style style:name="T127_3" style:family="text"/>
    <style:style style:name="T127_4" style:family="text">
      <style:text-properties fo:color="#1155cc" fo:font-size="10pt" style:font-size-asian="10pt" style:font-size-complex="10pt" style:text-underline-style="solid" style:text-underline-color="font-color"/>
    </style:style>
    <style:style style:name="T127_5" style:family="text"/>
    <style:style style:name="T127_6" style:family="text">
      <style:text-properties fo:color="#1155cc" fo:font-size="10pt" style:font-size-asian="10pt" style:font-size-complex="10pt" style:text-underline-style="solid" style:text-underline-color="font-color"/>
    </style:style>
    <style:style style:name="T127_7" style:family="text"/>
    <style:style style:name="T127_8" style:family="text">
      <style:text-properties fo:color="#1155cc" fo:font-size="10pt" style:font-size-asian="10pt" style:font-size-complex="10pt" style:text-underline-style="solid" style:text-underline-color="font-color"/>
    </style:style>
    <style:style style:name="T127_9" style:family="text"/>
    <style:style style:name="T127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127_11" style:family="text"/>
    <style:style style:name="T127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127_13" style:family="text"/>
    <style:style style:name="T127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127_15" style:family="text"/>
    <style:style style:name="T127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127_17" style:family="text"/>
    <style:style style:name="T127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127_19" style:family="text"/>
    <style:style style:name="T127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127_21" style:family="text"/>
    <style:style style:name="T127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127_23" style:family="text"/>
    <style:style style:name="T127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127_25" style:family="text"/>
    <style:style style:name="T127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127_27" style:family="text"/>
    <style:style style:name="T127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127_29" style:family="text"/>
    <style:style style:name="T127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127_31" style:family="text"/>
    <style:style style:name="T127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127_33" style:family="text"/>
    <style:style style:name="T127_34" style:family="text">
      <style:text-properties fo:color="#1155cc" fo:font-size="10pt" style:font-size-asian="10pt" style:font-size-complex="10pt" style:text-underline-style="solid" style:text-underline-color="font-color"/>
    </style:style>
    <style:style style:name="T127_35" style:family="text"/>
    <style:style style:name="T127_36" style:family="text">
      <style:text-properties fo:color="#1155cc" fo:font-size="10pt" style:font-size-asian="10pt" style:font-size-complex="10pt" style:text-underline-style="solid" style:text-underline-color="font-color"/>
    </style:style>
    <style:style style:name="T127_37" style:family="text"/>
    <style:style style:name="T127_38" style:family="text">
      <style:text-properties fo:color="#1155cc" fo:font-size="10pt" style:font-size-asian="10pt" style:font-size-complex="10pt" style:text-underline-style="solid" style:text-underline-color="font-color"/>
    </style:style>
    <style:style style:name="T127_39" style:family="text"/>
    <style:style style:name="T127_40" style:family="text">
      <style:text-properties fo:color="#1155cc" fo:font-size="10pt" style:font-size-asian="10pt" style:font-size-complex="10pt" style:text-underline-style="solid" style:text-underline-color="font-color"/>
    </style:style>
    <style:style style:name="T127_41" style:family="text"/>
    <style:style style:name="T127_42" style:family="text">
      <style:text-properties fo:color="#1155cc" fo:font-size="10pt" style:font-size-asian="10pt" style:font-size-complex="10pt" style:text-underline-style="solid" style:text-underline-color="font-color"/>
    </style:style>
    <style:style style:name="T127_43" style:family="text"/>
    <style:style style:name="T127_44" style:family="text">
      <style:text-properties fo:color="#1155cc" fo:font-size="10pt" style:font-size-asian="10pt" style:font-size-complex="10pt" style:text-underline-style="solid" style:text-underline-color="font-color"/>
    </style:style>
    <style:style style:name="T127_45" style:family="text"/>
    <style:style style:name="T127_46" style:family="text">
      <style:text-properties fo:color="#1155cc" fo:font-size="10pt" style:font-size-asian="10pt" style:font-size-complex="10pt" style:text-underline-style="solid" style:text-underline-color="font-color"/>
    </style:style>
    <style:style style:name="T127_47" style:family="text"/>
    <style:style style:name="T127_48" style:family="text">
      <style:text-properties fo:color="#1155cc" fo:font-size="10pt" style:font-size-asian="10pt" style:font-size-complex="10pt" style:text-underline-style="solid" style:text-underline-color="font-color"/>
    </style:style>
    <style:style style:name="T127_49" style:family="text"/>
    <style:style style:name="T127_50" style:family="text">
      <style:text-properties fo:color="#1155cc" fo:font-size="10pt" style:font-size-asian="10pt" style:font-size-complex="10pt" style:text-underline-style="solid" style:text-underline-color="font-color"/>
    </style:style>
    <style:style style:name="T127_51" style:family="text"/>
    <style:style style:name="T127_52" style:family="text">
      <style:text-properties fo:color="#1155cc" fo:font-size="10pt" style:font-size-asian="10pt" style:font-size-complex="10pt" style:text-underline-style="solid" style:text-underline-color="font-color"/>
    </style:style>
    <style:style style:name="T127_53" style:family="text"/>
    <style:style style:name="T127_54" style:family="text">
      <style:text-properties fo:color="#1155cc" fo:font-size="10pt" style:font-size-asian="10pt" style:font-size-complex="10pt" style:text-underline-style="solid" style:text-underline-color="font-color"/>
    </style:style>
    <style:style style:name="P128" style:family="paragraph" style:parent-style-name="Standard">
      <style:paragraph-properties fo:text-align="center" fo:break-before="auto" fo:line-height="115%" style:writing-mode="lr-tb"/>
    </style:style>
    <style:style style:name="P129" style:family="paragraph" style:parent-style-name="Standard">
      <style:paragraph-properties fo:text-align="center"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P130" style:family="paragraph" style:parent-style-name="Standard">
      <style:paragraph-properties fo:text-align="center" fo:break-before="auto" fo:line-height="115%" style:writing-mode="lr-tb"/>
    </style:style>
    <style:style style:name="T130_1" style:family="text"/>
    <style:style style:name="T130_2" style:family="text">
      <style:text-properties fo:color="#1155cc" fo:font-size="10pt" style:font-size-asian="10pt" style:font-size-complex="10pt" style:text-underline-style="solid" style:text-underline-color="font-color"/>
    </style:style>
    <style:style style:name="T130_3" style:family="text"/>
    <style:style style:name="T130_4" style:family="text">
      <style:text-properties fo:color="#1155cc" fo:font-size="10pt" style:font-size-asian="10pt" style:font-size-complex="10pt" style:text-underline-style="solid" style:text-underline-color="font-color"/>
    </style:style>
    <style:style style:name="T130_5" style:family="text"/>
    <style:style style:name="T130_6" style:family="text">
      <style:text-properties fo:color="#1155cc" fo:font-size="10pt" style:font-size-asian="10pt" style:font-size-complex="10pt" style:text-underline-style="solid" style:text-underline-color="font-color"/>
    </style:style>
    <style:style style:name="T130_7" style:family="text"/>
    <style:style style:name="T130_8" style:family="text">
      <style:text-properties fo:color="#1155cc" fo:font-size="10pt" style:font-size-asian="10pt" style:font-size-complex="10pt" style:text-underline-style="solid" style:text-underline-color="font-color"/>
    </style:style>
    <style:style style:name="T130_9" style:family="text"/>
    <style:style style:name="T130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130_11" style:family="text"/>
    <style:style style:name="T130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130_13" style:family="text"/>
    <style:style style:name="T130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130_15" style:family="text"/>
    <style:style style:name="T130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130_17" style:family="text"/>
    <style:style style:name="T130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130_19" style:family="text"/>
    <style:style style:name="T130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130_21" style:family="text"/>
    <style:style style:name="T130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130_23" style:family="text"/>
    <style:style style:name="T130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130_25" style:family="text"/>
    <style:style style:name="T130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130_27" style:family="text"/>
    <style:style style:name="T130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130_29" style:family="text"/>
    <style:style style:name="T130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130_31" style:family="text"/>
    <style:style style:name="T130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130_33" style:family="text"/>
    <style:style style:name="T130_34" style:family="text">
      <style:text-properties fo:color="#1155cc" fo:font-size="10pt" style:font-size-asian="10pt" style:font-size-complex="10pt" style:text-underline-style="solid" style:text-underline-color="font-color"/>
    </style:style>
    <style:style style:name="T130_35" style:family="text"/>
    <style:style style:name="T130_36" style:family="text">
      <style:text-properties fo:color="#1155cc" fo:font-size="10pt" style:font-size-asian="10pt" style:font-size-complex="10pt" style:text-underline-style="solid" style:text-underline-color="font-color"/>
    </style:style>
    <style:style style:name="T130_37" style:family="text"/>
    <style:style style:name="T130_38" style:family="text">
      <style:text-properties fo:color="#1155cc" fo:font-size="10pt" style:font-size-asian="10pt" style:font-size-complex="10pt" style:text-underline-style="solid" style:text-underline-color="font-color"/>
    </style:style>
    <style:style style:name="T130_39" style:family="text"/>
    <style:style style:name="T130_40" style:family="text">
      <style:text-properties fo:color="#1155cc" fo:font-size="10pt" style:font-size-asian="10pt" style:font-size-complex="10pt" style:text-underline-style="solid" style:text-underline-color="font-color"/>
    </style:style>
    <style:style style:name="T130_41" style:family="text"/>
    <style:style style:name="T130_42" style:family="text">
      <style:text-properties fo:color="#1155cc" fo:font-size="10pt" style:font-size-asian="10pt" style:font-size-complex="10pt" style:text-underline-style="solid" style:text-underline-color="font-color"/>
    </style:style>
    <style:style style:name="T130_43" style:family="text"/>
    <style:style style:name="T130_44" style:family="text">
      <style:text-properties fo:color="#1155cc" fo:font-size="10pt" style:font-size-asian="10pt" style:font-size-complex="10pt" style:text-underline-style="solid" style:text-underline-color="font-color"/>
    </style:style>
    <style:style style:name="P131" style:family="paragraph" style:parent-style-name="Standard">
      <style:paragraph-properties fo:text-align="center" fo:break-before="auto" fo:line-height="115%" style:writing-mode="lr-tb"/>
    </style:style>
  </office:automatic-styles>
  <office:body>
    <office:text>
      <text:p text:style-name="P1"><text:bookmark-start text:name="h.btoscsi7fhes"/><text:bookmark-end text:name="h.btoscsi7fhes"/><text:span text:style-name="T1_1">План</text:span><text:span text:style-name="T1_2"><text:s/></text:span><text:span text:style-name="T1_3">работ</text:span><text:span text:style-name="T1_4"><text:s/></text:span><text:span text:style-name="T1_5">реализации</text:span><text:span text:style-name="T1_6"><text:s/></text:span><text:span text:style-name="T1_7">Ядра</text:span><text:span text:style-name="T1_8"><text:s/></text:span><text:span text:style-name="T1_9">Системы</text:span></text:p>
      <text:p text:style-name="P2"><text:span text:style-name="T2_1">Версия</text:span><text:span text:style-name="T2_2"><text:s/>0.2<text:s/></text:span><text:span text:style-name="T2_3">от</text:span><text:span text:style-name="T2_4"><text:s/>29.06.2016</text:span></text:p>
      <text:p text:style-name="P3"/>
      <text:p text:style-name="P4"><text:span text:style-name="T4_1">Вся</text:span><text:span text:style-name="T4_2"><text:s/></text:span><text:span text:style-name="T4_3">работа</text:span><text:span text:style-name="T4_4"><text:s/></text:span><text:span text:style-name="T4_5">по</text:span><text:span text:style-name="T4_6"><text:s/></text:span><text:span text:style-name="T4_7">реализации</text:span><text:span text:style-name="T4_8"><text:s/></text:span><text:span text:style-name="T4_9">Системы</text:span><text:span text:style-name="T4_10"><text:s/></text:span><text:span text:style-name="T4_11">разделена</text:span><text:span text:style-name="T4_12"><text:s/></text:span><text:span text:style-name="T4_13">на</text:span><text:span text:style-name="T4_14"><text:s/></text:span><text:span text:style-name="T4_15">пять</text:span><text:span text:style-name="T4_16"><text:s/></text:span><text:span text:style-name="T4_17">этапов</text:span><text:span text:style-name="T4_18">.<text:s/></text:span><text:span text:style-name="T4_19">На</text:span><text:span text:style-name="T4_20"><text:s/></text:span><text:span text:style-name="T4_21">каждом</text:span><text:span text:style-name="T4_22"><text:s/></text:span></text:p>
      <text:p text:style-name="P5"/>
      <text:list text:style-name="LS1" xml:id="list0">
        <text:list-item>
          <text:p text:style-name="P6"><text:span text:style-name="T6_1">написание</text:span><text:span text:style-name="T6_2"><text:s/></text:span><text:span text:style-name="T6_3">ТЗ</text:span><text:span text:style-name="T6_4">,<text:s/></text:span><text:span text:style-name="T6_5">бизнес</text:span><text:span text:style-name="T6_6">-</text:span><text:span text:style-name="T6_7">плана</text:span><text:span text:style-name="T6_8">,<text:s/></text:span><text:span text:style-name="T6_9">сбор</text:span><text:span text:style-name="T6_10"><text:s/></text:span><text:span text:style-name="T6_11">команды</text:span><text:span text:style-name="T6_12">;</text:span></text:p>
        </text:list-item>
        <text:list-item>
          <text:p text:style-name="P7"><text:span text:style-name="T7_1">изготовление</text:span><text:span text:style-name="T7_2"><text:s/></text:span><text:span text:style-name="T7_3">прототипа</text:span><text:span text:style-name="T7_4">;</text:span></text:p>
        </text:list-item>
        <text:list-item>
          <text:p text:style-name="P8"><text:span text:style-name="T8_1">первые</text:span><text:span text:style-name="T8_2"><text:s/></text:span><text:span text:style-name="T8_3">тестовые</text:span><text:span text:style-name="T8_4"><text:s/></text:span><text:span text:style-name="T8_5">системы</text:span><text:span text:style-name="T8_6">,<text:s/></text:span><text:span text:style-name="T8_7"><office:annotation><dc:creator/><text:p text:style-name="P9"><text:span text:style-name="T9_1">по</text:span><text:span text:style-name="T9_2"><text:s/></text:span><text:span text:style-name="T9_3">подробней</text:span><text:span text:style-name="T9_4"><text:s/></text:span><text:span text:style-name="T9_5">твой</text:span><text:span text:style-name="T9_6"><text:s/></text:span><text:span text:style-name="T9_7">взгляд</text:span><text:span text:style-name="T9_8">...</text:span></text:p></office:annotation></text:span><text:span text:style-name="T9_9">потребительские</text:span><text:span text:style-name="T9_10"><text:s/></text:span><text:span text:style-name="T9_11">общества</text:span><text:span text:style-name="T9_12">,<text:s/></text:span><text:span text:style-name="T9_13">Клуб</text:span><text:span text:style-name="T9_14">,</text:span><text:span text:style-name="T9_15"><text:s/></text:span><text:span text:style-name="T9_16">реализация</text:span><text:span text:style-name="T9_17"><text:s/></text:span><text:span text:style-name="T9_18">обменника</text:span><text:span text:style-name="T9_19">;</text:span></text:p>
        </text:list-item>
        <text:list-item>
          <text:p text:style-name="P10"><text:span text:style-name="T10_1">Постановка</text:span><text:span text:style-name="T10_2"><text:s/></text:span><text:span text:style-name="T10_3">дела</text:span><text:span text:style-name="T10_4"><text:s/>“</text:span><text:span text:style-name="T10_5">на</text:span><text:span text:style-name="T10_6"><text:s/></text:span><text:span text:style-name="T10_7">поток</text:span><text:span text:style-name="T10_8">”,<text:s/></text:span><text:span text:style-name="T10_9">написание</text:span><text:span text:style-name="T10_10"><text:s/></text:span><text:span text:style-name="T10_11">документации</text:span><text:span text:style-name="T10_12"><text:s/></text:span><text:span text:style-name="T10_13">и</text:span><text:span text:style-name="T10_14"><text:s/></text:span><text:span text:style-name="T10_15">создание</text:span><text:span text:style-name="T10_16"><text:s/></text:span><text:span text:style-name="T10_17">сети</text:span><text:span text:style-name="T10_18"><text:s/></text:span><text:span text:style-name="T10_19">рефералов</text:span><text:span text:style-name="T10_20"><text:s/></text:span><text:span text:style-name="T10_21">присоединения</text:span><text:span text:style-name="T10_22"><text:s/></text:span><text:span text:style-name="T10_23">новых</text:span><text:span text:style-name="T10_24"><text:s/></text:span><text:span text:style-name="T10_25">обществ</text:span><text:span text:style-name="T10_26"><text:s/>(</text:span><text:span text:style-name="T10_27">комьюнити</text:span><text:span text:style-name="T10_28">);</text:span></text:p>
        </text:list-item>
        <text:list-item>
          <text:p text:style-name="P11"><text:span text:style-name="T11_1">Выход</text:span><text:span text:style-name="T11_2"><text:s/></text:span><text:span text:style-name="T11_3">в</text:span><text:span text:style-name="T11_4"><text:s/></text:span><text:span text:style-name="T11_5">Мир</text:span><text:span text:style-name="T11_6"><text:s/>(</text:span><text:span text:style-name="T11_7">IPO</text:span><text:span text:style-name="T11_8">).</text:span></text:p>
        </text:list-item>
      </text:list>
      <text:p text:style-name="P12"/>
      <text:p text:style-name="P13"/>
      <text:p text:style-name="P14"><text:span text:style-name="T14_1">Из</text:span><text:span text:style-name="T14_2"><text:s/></text:span><text:span text:style-name="T14_3">них</text:span><text:span text:style-name="T14_4">:</text:span></text:p>
      <text:p text:style-name="P15"/>
      <text:list text:style-name="LS2" xml:id="list5">
        <text:list-item>
          <text:p text:style-name="P16"><text:span text:style-name="T16_1"><office:annotation><dc:creator/><text:p text:style-name="P17"><text:span text:style-name="T17_1">откуда</text:span><text:span text:style-name="T17_2"><text:s/></text:span><text:span text:style-name="T17_3">цены</text:span><text:span text:style-name="T17_4">?<text:s/></text:span><text:span text:style-name="T17_5">ты</text:span><text:span text:style-name="T17_6"><text:s/></text:span><text:span text:style-name="T17_7">как</text:span><text:span text:style-name="T17_8"><text:s/></text:span><text:span text:style-name="T17_9">ладушка</text:span><text:span text:style-name="T17_10">...</text:span></text:p></office:annotation></text:span><text:span text:style-name="T17_11"><office:annotation><dc:creator/><text:p text:style-name="P18"><text:span text:style-name="T18_1">опередил</text:span><text:span text:style-name="T18_2"><text:s/></text:span><text:span text:style-name="T18_3">с</text:span><text:span text:style-name="T18_4"><text:s/></text:span><text:span text:style-name="T18_5">вопросом</text:span></text:p></office:annotation></text:span><text:span text:style-name="T18_6"><office:annotation><dc:creator/><text:p text:style-name="P19"><text:span text:style-name="T19_1">Цены</text:span><text:span text:style-name="T19_2"><text:s/></text:span><text:span text:style-name="T19_3">приблизительные</text:span><text:span text:style-name="T19_4">,<text:s/></text:span><text:span text:style-name="T19_5">на</text:span><text:span text:style-name="T19_6"><text:s/></text:span><text:span text:style-name="T19_7">вскидку</text:span><text:span text:style-name="T19_8">.<text:s/></text:span><text:span text:style-name="T19_9">Измеряются</text:span><text:span text:style-name="T19_10"><text:s/></text:span><text:span text:style-name="T19_11">в</text:span><text:span text:style-name="T19_12"><text:s/></text:span><text:span text:style-name="T19_13">трудо</text:span><text:span text:style-name="T19_14">-</text:span><text:span text:style-name="T19_15">часах</text:span><text:span text:style-name="T19_16">.</text:span></text:p></office:annotation></text:span><text:span text:style-name="T19_17">Ядро</text:span><text:span text:style-name="T19_18"><text:s/>200’000<text:s/>(20%);</text:span></text:p>
          <text:list>
            <text:list-item>
              <text:p text:style-name="P20"><text:span text:style-name="T20_1">Документация</text:span><text:span text:style-name="T20_2"><text:s/>50’000<text:s/>(5%);</text:span></text:p>
            </text:list-item>
            <text:list-item>
              <text:p text:style-name="P21"><text:span text:style-name="T21_1">Архитектура</text:span><text:span text:style-name="T21_2"><text:s/>50’000<text:s/>(5%);</text:span></text:p>
            </text:list-item>
            <text:list-item>
              <text:p text:style-name="P22"><text:span text:style-name="T22_1">Модули</text:span><text:span text:style-name="T22_2"><text:s/>100’000<text:s/>(10%);</text:span></text:p>
            </text:list-item>
          </text:list>
        </text:list-item>
        <text:list-item>
          <text:p text:style-name="P23"><text:span text:style-name="T23_1">Обменник</text:span><text:span text:style-name="T23_2"><text:s/>100’000<text:s/>(10%);</text:span></text:p>
        </text:list-item>
        <text:list-item>
          <text:p text:style-name="P24"><text:span text:style-name="T24_1">Продвижение</text:span><text:span text:style-name="T24_2"><text:s/>700’000<text:s/>(70%);</text:span></text:p>
        </text:list-item>
      </text:list>
      <text:p text:style-name="P25"/>
      <text:p text:style-name="P26"/>
      <text:p text:style-name="P27"/>
      <text:h text:style-name="P28" text:outline-level="10"><text:bookmark-start text:name="h.o16m1y12fr5k"/><text:bookmark-end text:name="h.o16m1y12fr5k"/><text:span text:style-name="T28_1">1.<text:s/></text:span><text:span text:style-name="T28_2">Ядро</text:span></text:h>
      <text:h text:style-name="P29" text:outline-level="10"><text:bookmark-start text:name="h.677g3b6jd49"/><text:bookmark-end text:name="h.677g3b6jd49"/><text:span text:style-name="T29_1">1.1.<text:s/></text:span><text:span text:style-name="T29_2">Документация</text:span></text:h>
      <text:list text:style-name="LS3" xml:id="list11">
        <text:list-item>
          <text:p text:style-name="P30"><text:span text:style-name="T30_1">Модель</text:span><text:span text:style-name="T30_2">;</text:span></text:p>
        </text:list-item>
        <text:list-item>
          <text:p text:style-name="P31"><text:span text:style-name="T31_1">Стек</text:span><text:span text:style-name="T31_2"><text:s/></text:span><text:span text:style-name="T31_3">технологий</text:span><text:span text:style-name="T31_4">;</text:span></text:p>
        </text:list-item>
        <text:list-item>
          <text:p text:style-name="P32"><text:span text:style-name="T32_1">API</text:span><text:span text:style-name="T32_2">;</text:span></text:p>
        </text:list-item>
        <text:list-item>
          <text:p text:style-name="P33"><text:span text:style-name="T33_1">Бизнес</text:span><text:span text:style-name="T33_2">-</text:span><text:span text:style-name="T33_3">план</text:span><text:span text:style-name="T33_4">;</text:span></text:p>
        </text:list-item>
        <text:list-item>
          <text:p text:style-name="P34"><text:span text:style-name="T34_1">ТЗ</text:span><text:span text:style-name="T34_2">;</text:span></text:p>
        </text:list-item>
        <text:list-item>
          <text:p text:style-name="P35"><text:span text:style-name="T35_1">Бизнес</text:span><text:span text:style-name="T35_2">-</text:span><text:span text:style-name="T35_3">модели</text:span><text:span text:style-name="T35_4">;</text:span></text:p>
        </text:list-item>
        <text:list-item>
          <text:p text:style-name="P36"><text:span text:style-name="T36_1">Документация</text:span><text:span text:style-name="T36_2"><text:s/></text:span><text:span text:style-name="T36_3">для</text:span><text:span text:style-name="T36_4"><text:s/></text:span><text:span text:style-name="T36_5">пользователей</text:span><text:span text:style-name="T36_6">.</text:span></text:p>
        </text:list-item>
      </text:list>
      <text:h text:style-name="P37" text:outline-level="10"><text:bookmark-start text:name="h.wutbn94gz49g"/><text:bookmark-end text:name="h.wutbn94gz49g"/><text:span text:style-name="T37_1">Модель</text:span></text:h>
      <text:p text:style-name="P38"><text:span text:style-name="T38_1">Основные</text:span><text:span text:style-name="T38_2"><text:s/></text:span><text:span text:style-name="T38_3">сущности</text:span><text:span text:style-name="T38_4">:</text:span><text:span text:style-name="T38_5"><text:s/></text:span></text:p>
      <text:list text:style-name="LS4" xml:id="list18">
        <text:list-item>
          <text:p text:style-name="P39"><text:span text:style-name="T39_1">Аккаунт</text:span><text:span text:style-name="T39_2"><text:s/>(</text:span><text:span text:style-name="T39_3">account</text:span><text:span text:style-name="T39_4">).</text:span><text:span text:style-name="T39_5"><text:s/></text:span><text:span text:style-name="T39_6">Аккаунты</text:span><text:span text:style-name="T39_7">,<text:s/></text:span><text:span text:style-name="T39_8">по</text:span><text:span text:style-name="T39_9"><text:s/></text:span><text:span text:style-name="T39_10">умолчанию</text:span><text:span text:style-name="T39_11">,<text:s/></text:span><text:span text:style-name="T39_12">не</text:span><text:span text:style-name="T39_13"><text:s/></text:span><text:span text:style-name="T39_14">ассоциированны</text:span><text:span text:style-name="T39_15"><text:s/></text:span><text:span text:style-name="T39_16">с</text:span><text:span text:style-name="T39_17"><text:s/></text:span><text:span text:style-name="T39_18">пользователем</text:span><text:span text:style-name="T39_19"><text:s/></text:span><text:span text:style-name="T39_20">и</text:span><text:span text:style-name="T39_21"><text:s/></text:span><text:span text:style-name="T39_22">анонимны</text:span><text:span text:style-name="T39_23">.<text:s/></text:span><text:span text:style-name="T39_24">Один</text:span><text:span text:style-name="T39_25"><text:s/></text:span><text:span text:style-name="T39_26">аккаунт</text:span><text:span text:style-name="T39_27"><text:s/></text:span><text:span text:style-name="T39_28">может</text:span><text:span text:style-name="T39_29"><text:s/></text:span><text:span text:style-name="T39_30">быть</text:span><text:span text:style-name="T39_31"><text:s/></text:span><text:span text:style-name="T39_32">ассоциирован</text:span><text:span text:style-name="T39_33"><text:s/>(</text:span><text:span text:style-name="T39_34">верифицирован</text:span><text:span text:style-name="T39_35">)<text:s/></text:span><text:span text:style-name="T39_36">с</text:span><text:span text:style-name="T39_37"><text:s/></text:span><text:span text:style-name="T39_38">физическим</text:span><text:span text:style-name="T39_39"><text:s/></text:span><text:span text:style-name="T39_40">человеком</text:span><text:span text:style-name="T39_41"><text:s/></text:span><text:span text:style-name="T39_42">для</text:span><text:span text:style-name="T39_43"><text:s/></text:span><text:span text:style-name="T39_44">участия</text:span><text:span text:style-name="T39_45"><text:s/></text:span><text:span text:style-name="T39_46">в</text:span><text:span text:style-name="T39_47"><text:s/></text:span><text:span text:style-name="T39_48">системе</text:span><text:span text:style-name="T39_49"><text:s/></text:span><text:span text:style-name="T39_50">репутации</text:span><text:span text:style-name="T39_51">.</text:span></text:p>
        </text:list-item>
        <text:list-item>
          <text:p text:style-name="P40"><text:span text:style-name="T40_1">Ресурс</text:span><text:span text:style-name="T40_2"><text:s/>(</text:span><text:span text:style-name="T40_3">resource</text:span><text:span text:style-name="T40_4">).</text:span><text:span text:style-name="T40_5"><text:s/></text:span><text:span text:style-name="T40_6">Ресурсом</text:span><text:span text:style-name="T40_7"><text:s/></text:span><text:span text:style-name="T40_8">может</text:span><text:span text:style-name="T40_9"><text:s/></text:span><text:span text:style-name="T40_10">быть</text:span><text:span text:style-name="T40_11">:<text:s/></text:span><text:span text:style-name="T40_12">товар</text:span><text:span text:style-name="T40_13">,<text:s/></text:span><text:span text:style-name="T40_14">услуга</text:span><text:span text:style-name="T40_15"><text:s/></text:span><text:span text:style-name="T40_16">или</text:span><text:span text:style-name="T40_17"><text:s/></text:span><text:span text:style-name="T40_18">информация</text:span><text:span text:style-name="T40_19"><text:s/>(</text:span><text:span text:style-name="T40_20">информационный</text:span><text:span text:style-name="T40_21"><text:s/></text:span><text:span text:style-name="T40_22">ресурс</text:span><text:span text:style-name="T40_23">).<text:s/></text:span><text:span text:style-name="T40_24">Товар</text:span><text:span text:style-name="T40_25"><text:s/>-<text:s/></text:span><text:span text:style-name="T40_26">это</text:span><text:span text:style-name="T40_27"><text:s/></text:span><text:span text:style-name="T40_28">вещь</text:span><text:span text:style-name="T40_29"><text:s/>(</text:span><text:span text:style-name="T40_30">материальная</text:span><text:span text:style-name="T40_31">/</text:span><text:span text:style-name="T40_32">физическая</text:span><text:span text:style-name="T40_33"><text:s/></text:span><text:span text:style-name="T40_34">или</text:span><text:span text:style-name="T40_35"><text:s/></text:span><text:span text:style-name="T40_36">цифровая</text:span><text:span text:style-name="T40_37">).<text:s/></text:span><text:span text:style-name="T40_38">Услуга</text:span><text:span text:style-name="T40_39"><text:s/>-<text:s/></text:span><text:span text:style-name="T40_40">это</text:span><text:span text:style-name="T40_41"><text:s/></text:span><text:span text:style-name="T40_42">действие</text:span><text:span text:style-name="T40_43">.<text:s/></text:span><text:span text:style-name="T40_44">Информация</text:span><text:span text:style-name="T40_45"><text:s/>-<text:s/></text:span><text:span text:style-name="T40_46">это</text:span><text:span text:style-name="T40_47"><text:s/></text:span><text:span text:style-name="T40_48">товар</text:span><text:span text:style-name="T40_49"><text:s/></text:span><text:span text:style-name="T40_50">особого</text:span><text:span text:style-name="T40_51"><text:s/></text:span><text:span text:style-name="T40_52">рода</text:span><text:span text:style-name="T40_53">,<text:s/></text:span><text:span text:style-name="T40_54">стоимость</text:span><text:span text:style-name="T40_55"><text:s/></text:span><text:span text:style-name="T40_56">репликации</text:span><text:span text:style-name="T40_57"><text:s/>(</text:span><text:span text:style-name="T40_58">тиражирования</text:span><text:span text:style-name="T40_59">)<text:s/></text:span><text:span text:style-name="T40_60">которого</text:span><text:span text:style-name="T40_61"><text:s/></text:span><text:span text:style-name="T40_62">близка</text:span><text:span text:style-name="T40_63"><text:s/></text:span><text:span text:style-name="T40_64">к</text:span><text:span text:style-name="T40_65"><text:s/></text:span><text:span text:style-name="T40_66">нулю</text:span><text:span text:style-name="T40_67">.<text:s/></text:span><text:span text:style-name="T40_68">Однако</text:span><text:span text:style-name="T40_69"><text:s/></text:span><text:span text:style-name="T40_70">создание</text:span><text:span text:style-name="T40_71"><text:s/></text:span><text:span text:style-name="T40_72">информационного</text:span><text:span text:style-name="T40_73"><text:s/></text:span><text:span text:style-name="T40_74">ресурса</text:span><text:span text:style-name="T40_75"><text:s/></text:span><text:span text:style-name="T40_76">зачастую</text:span><text:span text:style-name="T40_77"><text:s/></text:span><text:span text:style-name="T40_78">трудоёмкий</text:span><text:span text:style-name="T40_79"><text:s/></text:span><text:span text:style-name="T40_80">и</text:span><text:span text:style-name="T40_81"><text:s/></text:span><text:span text:style-name="T40_82">дорогой</text:span><text:span text:style-name="T40_83"><text:s/></text:span><text:span text:style-name="T40_84">процесс</text:span><text:span text:style-name="T40_85">.<text:s/></text:span><text:span text:style-name="T40_86">У</text:span><text:span text:style-name="T40_87"><text:s/></text:span><text:span text:style-name="T40_88">информационного</text:span><text:span text:style-name="T40_89"><text:s/></text:span><text:span text:style-name="T40_90">ресурса</text:span><text:span text:style-name="T40_91"><text:s/></text:span><text:span text:style-name="T40_92">не</text:span><text:span text:style-name="T40_93"><text:s/></text:span><text:span text:style-name="T40_94">может</text:span><text:span text:style-name="T40_95"><text:s/></text:span><text:span text:style-name="T40_96">быть</text:span><text:span text:style-name="T40_97"><text:s/></text:span><text:span text:style-name="T40_98">владельца</text:span><text:span text:style-name="T40_99">,<text:s/></text:span><text:span text:style-name="T40_100">но</text:span><text:span text:style-name="T40_101"><text:s/></text:span><text:span text:style-name="T40_102">есть</text:span><text:span text:style-name="T40_103"><text:s/></text:span><text:span text:style-name="T40_104">авторство</text:span><text:span text:style-name="T40_105">.<text:s/></text:span><text:span text:style-name="T40_106">У</text:span><text:span text:style-name="T40_107"><text:s/></text:span><text:span text:style-name="T40_108">каждого</text:span><text:span text:style-name="T40_109"><text:s/></text:span><text:span text:style-name="T40_110">аккаунта</text:span><text:span text:style-name="T40_111"><text:s/></text:span><text:span text:style-name="T40_112">может</text:span><text:span text:style-name="T40_113"><text:s/></text:span><text:span text:style-name="T40_114">быть</text:span><text:span text:style-name="T40_115"><text:s/></text:span><text:span text:style-name="T40_116">множество</text:span><text:span text:style-name="T40_117"><text:s/></text:span><text:span text:style-name="T40_118">ресурсов</text:span><text:span text:style-name="T40_119">.<text:s/></text:span><text:span text:style-name="T40_120">В</text:span><text:span text:style-name="T40_121"><text:s/></text:span><text:span text:style-name="T40_122">частности</text:span><text:span text:style-name="T40_123">,<text:s/></text:span><text:span text:style-name="T40_124">одним</text:span><text:span text:style-name="T40_125"><text:s/></text:span><text:span text:style-name="T40_126">из</text:span><text:span text:style-name="T40_127"><text:s/></text:span><text:span text:style-name="T40_128">видов</text:span><text:span text:style-name="T40_129"><text:s/></text:span><text:span text:style-name="T40_130">ресурса</text:span><text:span text:style-name="T40_131"><text:s/></text:span><text:span text:style-name="T40_132">являются</text:span><text:span text:style-name="T40_133"><text:s/></text:span><text:span text:style-name="T40_134">Активы</text:span><text:span text:style-name="T40_135"><text:s/></text:span><text:span text:style-name="T40_136">-<text:s/></text:span><text:span text:style-name="T40_137">товар</text:span><text:span text:style-name="T40_138"><text:s/></text:span><text:span text:style-name="T40_139">особого</text:span><text:span text:style-name="T40_140"><text:s/></text:span><text:span text:style-name="T40_141">рода</text:span><text:span text:style-name="T40_142">:<text:s/>1)<text:s/></text:span><text:span text:style-name="T40_143">Акции</text:span><text:span text:style-name="T40_144"><text:s/></text:span><text:span text:style-name="T40_145">(</text:span><text:span text:style-name="T40_146">asset</text:span><text:span text:style-name="T40_147">)</text:span><text:span text:style-name="T40_148"><text:s/>-<text:s/></text:span><text:span text:style-name="T40_149">акции</text:span><text:span text:style-name="T40_150"><text:s/></text:span><text:span text:style-name="T40_151">компаний</text:span><text:span text:style-name="T40_152"><text:s text:c="2"/>-<text:s/></text:span><text:span text:style-name="T40_153">право</text:span><text:span text:style-name="T40_154"><text:s/></text:span><text:span text:style-name="T40_155">требования</text:span><text:span text:style-name="T40_156"><text:s/></text:span><text:span text:style-name="T40_157">доли</text:span><text:span text:style-name="T40_158"><text:s/></text:span><text:span text:style-name="T40_159">от</text:span><text:span text:style-name="T40_160"><text:s/></text:span><text:span text:style-name="T40_161">прибыли</text:span><text:span text:style-name="T40_162">;<text:s/>2)<text:s/></text:span><text:span text:style-name="T40_163">Валюты</text:span><text:span text:style-name="T40_164"><text:s/></text:span><text:span text:style-name="T40_165">локальных</text:span><text:span text:style-name="T40_166"><text:s/></text:span><text:span text:style-name="T40_167">сообществ</text:span><text:span text:style-name="T40_168"><text:s/>(</text:span><text:span text:style-name="T40_169">currency</text:span><text:span text:style-name="T40_170">)</text:span><text:span text:style-name="T40_171"><text:s/>-<text:s/></text:span><text:span text:style-name="T40_172">активы</text:span><text:span text:style-name="T40_173"><text:s/></text:span><text:span text:style-name="T40_174">с</text:span><text:span text:style-name="T40_175"><text:s/></text:span><text:span text:style-name="T40_176">возможностью</text:span><text:span text:style-name="T40_177"><text:s/></text:span><text:span text:style-name="T40_178">дополнительной</text:span><text:span text:style-name="T40_179"><text:s/></text:span><text:span text:style-name="T40_180">эмисии</text:span><text:span text:style-name="T40_181"><text:s/></text:span><text:span text:style-name="T40_182">по</text:span><text:span text:style-name="T40_183"><text:s/></text:span><text:span text:style-name="T40_184">правилам</text:span><text:span text:style-name="T40_185"><text:s/></text:span><text:span text:style-name="T40_186">сообществ</text:span><text:span text:style-name="T40_187"><text:s/>(</text:span><text:span text:style-name="T40_188">предположительно</text:span><text:span text:style-name="T40_189"><text:s/></text:span><text:span text:style-name="T40_190">зафиксированных</text:span><text:span text:style-name="T40_191"><text:s/></text:span><text:span text:style-name="T40_192">в</text:span><text:span text:style-name="T40_193"><text:s/></text:span><text:span text:style-name="T40_194">контракте</text:span><text:span text:style-name="T40_195">);<text:s/>3)</text:span><text:span text:style-name="T40_196"><text:s/></text:span><text:span text:style-name="T40_197">Алиасы</text:span><text:span text:style-name="T40_198"><text:s/>(</text:span><text:span text:style-name="T40_199">alias</text:span><text:span text:style-name="T40_200">)</text:span><text:span text:style-name="T40_201"><text:s/>-<text:s/></text:span><text:span text:style-name="T40_202">подвид</text:span><text:span text:style-name="T40_203"><text:s/></text:span><text:span text:style-name="T40_204">активов</text:span><text:span text:style-name="T40_205"><text:s/>(</text:span><text:span text:style-name="T40_206">имена</text:span><text:span text:style-name="T40_207">,<text:s/></text:span><text:span text:style-name="T40_208">доменные</text:span><text:span text:style-name="T40_209"><text:s/></text:span><text:span text:style-name="T40_210">имена</text:span><text:span text:style-name="T40_211">).<text:s/></text:span><text:span text:style-name="T40_212">У</text:span><text:span text:style-name="T40_213"><text:s/></text:span><text:span text:style-name="T40_214">аккаунта</text:span><text:span text:style-name="T40_215"><text:s/></text:span><text:span text:style-name="T40_216">может</text:span><text:span text:style-name="T40_217"><text:s/></text:span><text:span text:style-name="T40_218">быть</text:span><text:span text:style-name="T40_219"><text:s/></text:span><text:span text:style-name="T40_220">множество</text:span><text:span text:style-name="T40_221"><text:s/></text:span><text:span text:style-name="T40_222">алиасов</text:span><text:span text:style-name="T40_223">.</text:span></text:p>
        </text:list-item>
        <text:list-item>
          <text:p text:style-name="P41"><text:span text:style-name="T41_1">Проект</text:span><text:span text:style-name="T41_2"><text:s/>(</text:span><text:span text:style-name="T41_3">project</text:span><text:span text:style-name="T41_4">)</text:span><text:span text:style-name="T41_5">.<text:s/></text:span><text:span text:style-name="T41_6">Проект</text:span><text:span text:style-name="T41_7"><text:s/>-<text:s/></text:span><text:span text:style-name="T41_8">это</text:span><text:span text:style-name="T41_9"><text:s/></text:span><text:span text:style-name="T41_10">набор</text:span><text:span text:style-name="T41_11"><text:s/></text:span><text:span text:style-name="T41_12">действий</text:span><text:span text:style-name="T41_13"><text:s/></text:span><text:span text:style-name="T41_14">с</text:span><text:span text:style-name="T41_15"><text:s/></text:span><text:span text:style-name="T41_16">целью</text:span><text:span text:style-name="T41_17"><text:s/></text:span><text:span text:style-name="T41_18">получения</text:span><text:span text:style-name="T41_19"><text:s/></text:span><text:span text:style-name="T41_20">Продукта</text:span><text:span text:style-name="T41_21"><text:s/>(</text:span><text:span text:style-name="T41_22">нового</text:span><text:span text:style-name="T41_23"><text:s/></text:span><text:span text:style-name="T41_24">или</text:span><text:span text:style-name="T41_25"><text:s/></text:span><text:span text:style-name="T41_26">усовершенствованного</text:span><text:span text:style-name="T41_27">).<text:s/></text:span><text:span text:style-name="T41_28">Проект</text:span><text:span text:style-name="T41_29"><text:s text:c="2"/></text:span><text:span text:style-name="T41_30">должен</text:span><text:span text:style-name="T41_31"><text:s/></text:span><text:span text:style-name="T41_32">иметь</text:span><text:span text:style-name="T41_33"><text:s/></text:span><text:span text:style-name="T41_34">описание</text:span><text:span text:style-name="T41_35"><text:s/></text:span><text:span text:style-name="T41_36">будущего</text:span><text:span text:style-name="T41_37"><text:s/></text:span><text:span text:style-name="T41_38">продукта</text:span><text:span text:style-name="T41_39">,<text:s/></text:span><text:span text:style-name="T41_40">сроки</text:span><text:span text:style-name="T41_41">,<text:s/></text:span><text:span text:style-name="T41_42">ресурсы</text:span><text:span text:style-name="T41_43">,<text:s/></text:span><text:span text:style-name="T41_44">задачи</text:span><text:span text:style-name="T41_45"><text:s/></text:span><text:span text:style-name="T41_46">и</text:span><text:span text:style-name="T41_47"><text:s/></text:span><text:span text:style-name="T41_48">команду</text:span><text:span text:style-name="T41_49"><text:s/></text:span><text:span text:style-name="T41_50">проекта</text:span><text:span text:style-name="T41_51">.<text:s/></text:span><text:span text:style-name="T41_52">Подвидом</text:span><text:span text:style-name="T41_53"><text:s/></text:span><text:span text:style-name="T41_54">проекта</text:span><text:span text:style-name="T41_55"><text:s/></text:span><text:span text:style-name="T41_56">является</text:span><text:span text:style-name="T41_57"><text:s/></text:span><text:span text:style-name="T41_58">Идея</text:span><text:span text:style-name="T41_59"><text:s/>(</text:span><text:span text:style-name="T41_60">idea</text:span><text:span text:style-name="T41_61">)</text:span><text:span text:style-name="T41_62"><text:s/>-<text:s/></text:span><text:span text:style-name="T41_63">это</text:span><text:span text:style-name="T41_64"><text:s/></text:span><text:span text:style-name="T41_65">проект</text:span><text:span text:style-name="T41_66"><text:s/></text:span><text:span text:style-name="T41_67">на</text:span><text:span text:style-name="T41_68"><text:s/></text:span><text:span text:style-name="T41_69">начальной</text:span><text:span text:style-name="T41_70"><text:s/></text:span><text:span text:style-name="T41_71">стадии</text:span><text:span text:style-name="T41_72">,<text:s/></text:span><text:span text:style-name="T41_73">когда</text:span><text:span text:style-name="T41_74"><text:s/></text:span><text:span text:style-name="T41_75">ещё</text:span><text:span text:style-name="T41_76"><text:s/></text:span><text:span text:style-name="T41_77">не</text:span><text:span text:style-name="T41_78"><text:s/></text:span><text:span text:style-name="T41_79">определены</text:span><text:span text:style-name="T41_80"><text:s/></text:span><text:span text:style-name="T41_81">команда</text:span><text:span text:style-name="T41_82"><text:s/></text:span><text:span text:style-name="T41_83">и</text:span><text:span text:style-name="T41_84"><text:s/></text:span><text:span text:style-name="T41_85">сроки</text:span><text:span text:style-name="T41_86">.<text:s/></text:span><text:span text:style-name="T41_87">Предполагается</text:span><text:span text:style-name="T41_88"><text:s/></text:span><text:span text:style-name="T41_89">база</text:span><text:span text:style-name="T41_90"><text:s/></text:span><text:span text:style-name="T41_91">данных</text:span><text:span text:style-name="T41_92"><text:s/></text:span><text:span text:style-name="T41_93">проектов</text:span><text:span text:style-name="T41_94"><text:s/></text:span><text:span text:style-name="T41_95">для</text:span><text:span text:style-name="T41_96"><text:s/></text:span><text:span text:style-name="T41_97">краудфандинга</text:span><text:span text:style-name="T41_98">/</text:span><text:span text:style-name="T41_99">краудинвестинга</text:span><text:span text:style-name="T41_100">/</text:span><text:span text:style-name="T41_101">краудсорсинга</text:span><text:span text:style-name="T41_102">.</text:span></text:p>
        </text:list-item>
        <text:list-item>
          <text:p text:style-name="P42"><text:span text:style-name="T42_1">Группа</text:span><text:span text:style-name="T42_2"><text:s/>(</text:span><text:span text:style-name="T42_3">group</text:span><text:span text:style-name="T42_4">).</text:span><text:span text:style-name="T42_5"><text:s/></text:span><text:span text:style-name="T42_6">Группа</text:span><text:span text:style-name="T42_7"><text:s/>-<text:s/></text:span><text:span text:style-name="T42_8">совокупность</text:span><text:span text:style-name="T42_9"><text:s/></text:span><text:span text:style-name="T42_10">пользователей</text:span><text:span text:style-name="T42_11">,<text:s/></text:span><text:span text:style-name="T42_12">команда</text:span><text:span text:style-name="T42_13">.<text:s/></text:span><text:span text:style-name="T42_14">Сообщество</text:span><text:span text:style-name="T42_15"><text:s/>(</text:span><text:span text:style-name="T42_16">community</text:span><text:span text:style-name="T42_17">)</text:span><text:span text:style-name="T42_18"><text:s/>-<text:s/></text:span><text:span text:style-name="T42_19">является</text:span><text:span text:style-name="T42_20"><text:s/></text:span><text:span text:style-name="T42_21">подвидом</text:span><text:span text:style-name="T42_22"><text:s/></text:span><text:span text:style-name="T42_23">группы</text:span><text:span text:style-name="T42_24">.</text:span></text:p>
        </text:list-item>
        <text:list-item>
          <text:p text:style-name="P43"><text:span text:style-name="T43_1">Пользователь</text:span><text:span text:style-name="T43_2"><text:s/>(</text:span><text:span text:style-name="T43_3">user</text:span><text:span text:style-name="T43_4">).</text:span><text:span text:style-name="T43_5"><text:s/></text:span><text:span text:style-name="T43_6">Запись</text:span><text:span text:style-name="T43_7"><text:s/></text:span><text:span text:style-name="T43_8">об</text:span><text:span text:style-name="T43_9"><text:s/></text:span><text:span text:style-name="T43_10">аккаунтах</text:span><text:span text:style-name="T43_11"><text:s/></text:span><text:span text:style-name="T43_12">на</text:span><text:span text:style-name="T43_13"><text:s/></text:span><text:span text:style-name="T43_14">локальной</text:span><text:span text:style-name="T43_15"><text:s/></text:span><text:span text:style-name="T43_16">машине</text:span><text:span text:style-name="T43_17"><text:s/></text:span><text:span text:style-name="T43_18">и</text:span><text:span text:style-name="T43_19">/</text:span><text:span text:style-name="T43_20">или</text:span><text:span text:style-name="T43_21"><text:s/></text:span><text:span text:style-name="T43_22">запись</text:span><text:span text:style-name="T43_23"><text:s/></text:span><text:span text:style-name="T43_24">в</text:span><text:span text:style-name="T43_25"><text:s/></text:span><text:span text:style-name="T43_26">blockchain</text:span><text:span text:style-name="T43_27"><text:s/></text:span><text:span text:style-name="T43_28">как</text:span><text:span text:style-name="T43_29"><text:s/></text:span><text:span text:style-name="T43_30">зашифрованные</text:span><text:span text:style-name="T43_31"><text:s/></text:span><text:span text:style-name="T43_32">даннные</text:span><text:span text:style-name="T43_33"><text:s/></text:span><text:span text:style-name="T43_34">о</text:span><text:span text:style-name="T43_35"><text:s/></text:span><text:span text:style-name="T43_36">кошельках</text:span><text:span text:style-name="T43_37"><text:s/></text:span><text:span text:style-name="T43_38">и</text:span><text:span text:style-name="T43_39"><text:s/></text:span><text:span text:style-name="T43_40">активах</text:span><text:span text:style-name="T43_41">.<text:s/></text:span><text:span text:style-name="T43_42">Один</text:span><text:span text:style-name="T43_43"><text:s/></text:span><text:span text:style-name="T43_44">из</text:span><text:span text:style-name="T43_45"><text:s/></text:span><text:span text:style-name="T43_46">аккаунтов</text:span><text:span text:style-name="T43_47"><text:s/></text:span><text:span text:style-name="T43_48">записывается</text:span><text:span text:style-name="T43_49"><text:s/></text:span><text:span text:style-name="T43_50">в</text:span><text:span text:style-name="T43_51"><text:s/></text:span><text:span text:style-name="T43_52">blockchain</text:span><text:span text:style-name="T43_53"><text:s/></text:span><text:span text:style-name="T43_54">как</text:span><text:span text:style-name="T43_55"><text:s/></text:span><text:span text:style-name="T43_56">идентификатор</text:span><text:span text:style-name="T43_57"><text:s/></text:span><text:span text:style-name="T43_58">Человека</text:span><text:span text:style-name="T43_59"><text:s/>(</text:span><text:span text:style-name="T43_60">для</text:span><text:span text:style-name="T43_61"><text:s/></text:span><text:span text:style-name="T43_62">системы</text:span><text:span text:style-name="T43_63"><text:s/></text:span><text:span text:style-name="T43_64">репутации</text:span><text:span text:style-name="T43_65">).<text:s/></text:span><text:span text:style-name="T43_66">У</text:span><text:span text:style-name="T43_67"><text:s/></text:span><text:span text:style-name="T43_68">человека</text:span><text:span text:style-name="T43_69"><text:s/></text:span><text:span text:style-name="T43_70">может</text:span><text:span text:style-name="T43_71"><text:s/></text:span><text:span text:style-name="T43_72">быть</text:span><text:span text:style-name="T43_73"><text:s/></text:span><text:span text:style-name="T43_74">один</text:span><text:span text:style-name="T43_75"><text:s/></text:span><text:span text:style-name="T43_76">или</text:span><text:span text:style-name="T43_77"><text:s/></text:span><text:span text:style-name="T43_78">несколько</text:span><text:span text:style-name="T43_79"><text:s/></text:span><text:span text:style-name="T43_80">аккаунтов</text:span><text:span text:style-name="T43_81">.</text:span></text:p>
        </text:list-item>
        <text:list-item>
          <text:p text:style-name="P44"><text:span text:style-name="T44_1">Транзакция</text:span><text:span text:style-name="T44_2"><text:s/>(</text:span><text:span text:style-name="T44_3">transaction</text:span><text:span text:style-name="T44_4">).</text:span><text:span text:style-name="T44_5"><text:s/></text:span><text:span text:style-name="T44_6">Все</text:span><text:span text:style-name="T44_7"><text:s/></text:span><text:span text:style-name="T44_8">действия</text:span><text:span text:style-name="T44_9"><text:s/></text:span><text:span text:style-name="T44_10">записываются</text:span><text:span text:style-name="T44_11"><text:s/></text:span><text:span text:style-name="T44_12">в</text:span><text:span text:style-name="T44_13"><text:s/></text:span><text:span text:style-name="T44_14">blockchain</text:span><text:span text:style-name="T44_15"><text:s/></text:span><text:span text:style-name="T44_16">в</text:span><text:span text:style-name="T44_17"><text:s/></text:span><text:span text:style-name="T44_18">виде</text:span><text:span text:style-name="T44_19"><text:s/></text:span><text:span text:style-name="T44_20">транзакций</text:span><text:span text:style-name="T44_21">.</text:span></text:p>
        </text:list-item>
        <text:list-item>
          <text:p text:style-name="P45"><text:span text:style-name="T45_1">Блок</text:span><text:span text:style-name="T45_2"><text:s/>(</text:span><text:span text:style-name="T45_3">block</text:span><text:span text:style-name="T45_4">).</text:span><text:span text:style-name="T45_5"><text:s/></text:span><text:span text:style-name="T45_6">Транзакции</text:span><text:span text:style-name="T45_7"><text:s/></text:span><text:span text:style-name="T45_8">группируются</text:span><text:span text:style-name="T45_9"><text:s/></text:span><text:span text:style-name="T45_10">в</text:span><text:span text:style-name="T45_11"><text:s/></text:span><text:span text:style-name="T45_12">блоки</text:span><text:span text:style-name="T45_13">.<text:s/></text:span><text:span text:style-name="T45_14">Блок</text:span><text:span text:style-name="T45_15"><text:s/></text:span><text:span text:style-name="T45_16">генерируется</text:span><text:span text:style-name="T45_17"><text:s/></text:span><text:span text:style-name="T45_18">и</text:span><text:span text:style-name="T45_19"><text:s/></text:span><text:span text:style-name="T45_20">подтверждается</text:span><text:span text:style-name="T45_21"><text:s/></text:span><text:span text:style-name="T45_22">каждый</text:span><text:span text:style-name="T45_23"><text:s/></text:span><text:span text:style-name="T45_24">определённый</text:span><text:span text:style-name="T45_25"><text:s/></text:span><text:span text:style-name="T45_26">промежуток</text:span><text:span text:style-name="T45_27"><text:s/></text:span><text:span text:style-name="T45_28">времени</text:span><text:span text:style-name="T45_29">.</text:span></text:p>
        </text:list-item>
        <text:list-item>
          <text:p text:style-name="P46"><text:span text:style-name="T46_1">Контракт</text:span><text:span text:style-name="T46_2"><text:s/>(</text:span><text:span text:style-name="T46_3">contract</text:span><text:span text:style-name="T46_4">).</text:span><text:span text:style-name="T46_5"><text:s/></text:span><text:span text:style-name="T46_6">Контракт</text:span><text:span text:style-name="T46_7"><text:s/>-<text:s/></text:span><text:span text:style-name="T46_8">это</text:span><text:span text:style-name="T46_9"><text:s/></text:span><text:span text:style-name="T46_10">микропрограмма</text:span><text:span text:style-name="T46_11"><text:s/>(</text:span><text:span text:style-name="T46_12">скрипт</text:span><text:span text:style-name="T46_13">)<text:s/></text:span><text:span text:style-name="T46_14">который</text:span><text:span text:style-name="T46_15"><text:s/></text:span><text:span text:style-name="T46_16">выполняется</text:span><text:span text:style-name="T46_17"><text:s/></text:span><text:span text:style-name="T46_18">при</text:span><text:span text:style-name="T46_19"><text:s/></text:span><text:span text:style-name="T46_20">наступлении</text:span><text:span text:style-name="T46_21"><text:s/></text:span><text:span text:style-name="T46_22">определённых</text:span><text:span text:style-name="T46_23"><text:s/></text:span><text:span text:style-name="T46_24">в</text:span><text:span text:style-name="T46_25"><text:s/></text:span><text:span text:style-name="T46_26">контракте</text:span><text:span text:style-name="T46_27"><text:s/></text:span><text:span text:style-name="T46_28">событий</text:span><text:span text:style-name="T46_29">.<text:s/></text:span><text:span text:style-name="T46_30"><office:annotation><dc:creator/><text:p text:style-name="P47"><text:span text:style-name="T47_1">по</text:span><text:span text:style-name="T47_2"><text:s/></text:span><text:span text:style-name="T47_3">подробней</text:span></text:p></office:annotation></text:span><text:span text:style-name="T47_4"><office:annotation><dc:creator/><text:p text:style-name="P48"><text:span text:style-name="T48_1">это</text:span><text:span text:style-name="T48_2"><text:s/></text:span><text:span text:style-name="T48_3">как</text:span><text:span text:style-name="T48_4"><text:s/></text:span><text:span text:style-name="T48_5">в</text:span><text:span text:style-name="T48_6"><text:s/></text:span><text:span text:style-name="T48_7">Ethereum</text:span><text:span text:style-name="T48_8"><text:s/></text:span><text:span text:style-name="T48_9">сейчас</text:span><text:span text:style-name="T48_10"><text:s/></text:span><text:span text:style-name="T48_11">реализовано</text:span><text:span text:style-name="T48_12">,<text:s/></text:span><text:span text:style-name="T48_13">где</text:span><text:span text:style-name="T48_14"><text:s/></text:span><text:span text:style-name="T48_15">каждый</text:span><text:span text:style-name="T48_16"><text:s/></text:span><text:span text:style-name="T48_17">контракт</text:span><text:span text:style-name="T48_18"><text:s/></text:span><text:span text:style-name="T48_19">потребляет</text:span><text:span text:style-name="T48_20"><text:s/></text:span><text:span text:style-name="T48_21">вычислительные</text:span><text:span text:style-name="T48_22"><text:s/></text:span><text:span text:style-name="T48_23">мощности</text:span><text:span text:style-name="T48_24"><text:s/></text:span><text:span text:style-name="T48_25">и</text:span><text:span text:style-name="T48_26"><text:s/></text:span><text:span text:style-name="T48_27">за</text:span><text:span text:style-name="T48_28"><text:s/></text:span><text:span text:style-name="T48_29">это</text:span><text:span text:style-name="T48_30"><text:s/></text:span><text:span text:style-name="T48_31">взимается</text:span><text:span text:style-name="T48_32"><text:s/></text:span><text:span text:style-name="T48_33">плата</text:span><text:span text:style-name="T48_34">.</text:span></text:p></office:annotation></text:span><text:span text:style-name="T48_35"><office:annotation><dc:creator/><text:p text:style-name="P49"><text:span text:style-name="T49_1">Да</text:span></text:p></office:annotation></text:span><text:span text:style-name="T49_2">За</text:span><text:span text:style-name="T49_3"><text:s/></text:span><text:span text:style-name="T49_4">выполнение</text:span><text:span text:style-name="T49_5"><text:s/></text:span><text:span text:style-name="T49_6">контракта</text:span><text:span text:style-name="T49_7"><text:s/></text:span><text:span text:style-name="T49_8">взимается</text:span><text:span text:style-name="T49_9"><text:s/></text:span><text:span text:style-name="T49_10">плата</text:span><text:span text:style-name="T49_11">,<text:s/></text:span><text:span text:style-name="T49_12">которая</text:span><text:span text:style-name="T49_13"><text:s/></text:span><text:span text:style-name="T49_14">пропорциональна</text:span><text:span text:style-name="T49_15"><text:s/></text:span><text:span text:style-name="T49_16">количеству</text:span><text:span text:style-name="T49_17"><text:s/></text:span><text:span text:style-name="T49_18">произведённых</text:span><text:span text:style-name="T49_19"><text:s/></text:span><text:span text:style-name="T49_20">операций</text:span><text:span text:style-name="T49_21">.</text:span></text:p>
        </text:list-item>
        <text:list-item>
          <text:p text:style-name="P50"><text:span text:style-name="T50_1">Пиры</text:span><text:span text:style-name="T50_2">/</text:span><text:span text:style-name="T50_3">Узлы</text:span><text:span text:style-name="T50_4"><text:s/>(</text:span><text:span text:style-name="T50_5">peer</text:span><text:span text:style-name="T50_6">/</text:span><text:span text:style-name="T50_7">node</text:span><text:span text:style-name="T50_8">)</text:span><text:span text:style-name="T50_9"><text:s/>-<text:s/></text:span><text:span text:style-name="T50_10">узлы</text:span><text:span text:style-name="T50_11"><text:s/></text:span><text:span text:style-name="T50_12">сети</text:span><text:span text:style-name="T50_13">.<text:s/></text:span><text:span text:style-name="T50_14">Каждый</text:span><text:span text:style-name="T50_15"><text:s/></text:span><text:span text:style-name="T50_16">узел</text:span><text:span text:style-name="T50_17"><text:s/></text:span><text:span text:style-name="T50_18">соединён</text:span><text:span text:style-name="T50_19"><text:s/></text:span><text:span text:style-name="T50_20">с</text:span><text:span text:style-name="T50_21"><text:s/></text:span><text:span text:style-name="T50_22">несколькими</text:span><text:span text:style-name="T50_23"><text:s/></text:span><text:span text:style-name="T50_24">узлами</text:span><text:span text:style-name="T50_25"><text:s/></text:span><text:span text:style-name="T50_26">и</text:span><text:span text:style-name="T50_27"><text:s/></text:span><text:span text:style-name="T50_28">постоянно</text:span><text:span text:style-name="T50_29"><text:s/></text:span><text:span text:style-name="T50_30">обменивается</text:span><text:span text:style-name="T50_31"><text:s/></text:span><text:span text:style-name="T50_32">с</text:span><text:span text:style-name="T50_33"><text:s/></text:span><text:span text:style-name="T50_34">ними</text:span><text:span text:style-name="T50_35"><text:s/></text:span><text:span text:style-name="T50_36">данными</text:span><text:span text:style-name="T50_37"><text:s/></text:span><text:span text:style-name="T50_38">для</text:span><text:span text:style-name="T50_39"><text:s/></text:span><text:span text:style-name="T50_40">синхронизации</text:span><text:span text:style-name="T50_41">.</text:span></text:p>
        </text:list-item>
      </text:list>
      <text:p text:style-name="P51"><text:span text:style-name="T51_1">Дополнительные</text:span><text:span text:style-name="T51_2"><text:s/></text:span><text:span text:style-name="T51_3">сущности</text:span><text:span text:style-name="T51_4">:</text:span><text:span text:style-name="T51_5"><text:s/></text:span></text:p>
      <text:p text:style-name="P52"><text:span text:style-name="T52_1">10.<text:s/></text:span><text:span text:style-name="T52_2">Голосование</text:span><text:span text:style-name="T52_3"><text:s/>(</text:span><text:span text:style-name="T52_4">создание</text:span><text:span text:style-name="T52_5"><text:s/></text:span><text:span text:style-name="T52_6">голосования</text:span><text:span text:style-name="T52_7">,<text:s/></text:span><text:span text:style-name="T52_8">учёт</text:span><text:span text:style-name="T52_9"><text:s/></text:span><text:span text:style-name="T52_10">каждого</text:span><text:span text:style-name="T52_11"><text:s/></text:span><text:span text:style-name="T52_12">голоса</text:span><text:span text:style-name="T52_13">).</text:span></text:p>
      <text:p text:style-name="P53"><text:span text:style-name="T53_1">11.<text:s/></text:span><text:span text:style-name="T53_2">Токены</text:span><text:span text:style-name="T53_3"><text:s/>(</text:span><text:span text:style-name="T53_4">предоставление</text:span><text:span text:style-name="T53_5"><text:s/></text:span><text:span text:style-name="T53_6">ограниченного</text:span><text:span text:style-name="T53_7"><text:s/></text:span><text:span text:style-name="T53_8">доступа</text:span><text:span text:style-name="T53_9"><text:s/></text:span><text:span text:style-name="T53_10">сайтам</text:span><text:span text:style-name="T53_11">).<text:s/></text:span></text:p>
      <text:p text:style-name="P54"><text:span text:style-name="T54_1">12.<text:s/></text:span><text:span text:style-name="T54_2">Магазин</text:span><text:span text:style-name="T54_3"><text:s/>(</text:span><text:span text:style-name="T54_4">товары</text:span><text:span text:style-name="T54_5">,<text:s/></text:span><text:span text:style-name="T54_6">выставление</text:span><text:span text:style-name="T54_7"><text:s/></text:span><text:span text:style-name="T54_8">товара</text:span><text:span text:style-name="T54_9"><text:s/></text:span><text:span text:style-name="T54_10">на</text:span><text:span text:style-name="T54_11"><text:s/></text:span><text:span text:style-name="T54_12">продажу</text:span><text:span text:style-name="T54_13">).</text:span></text:p>
      <text:h text:style-name="P55" text:outline-level="10"><text:bookmark-start text:name="h.a0rhu2q3ksji"/><text:bookmark-end text:name="h.a0rhu2q3ksji"/><text:span text:style-name="T55_1">1.2.<text:s/></text:span><text:span text:style-name="T55_2">Архитектура</text:span><text:span text:style-name="T55_3"><text:s/>(</text:span><text:span text:style-name="T55_4">Структура</text:span><text:span text:style-name="T55_5">)</text:span></text:h>
      <text:list text:style-name="LS5" xml:id="list27">
        <text:list-item>
          <text:p text:style-name="P56"><text:span text:style-name="T56_1">Сервер</text:span><text:span text:style-name="T56_2"><text:s/>(</text:span><text:span text:style-name="T56_3">server</text:span><text:span text:style-name="T56_4">);</text:span></text:p>
        </text:list-item>
        <text:list-item>
          <text:p text:style-name="P57"><text:span text:style-name="T57_1">Связка</text:span><text:span text:style-name="T57_2"><text:s/></text:span><text:span text:style-name="T57_3">с</text:span><text:span text:style-name="T57_4"><text:s/></text:span><text:span text:style-name="T57_5">БД</text:span><text:span text:style-name="T57_6"><text:s/>(</text:span><text:span text:style-name="T57_7">db</text:span><text:span text:style-name="T57_8">);</text:span></text:p>
        </text:list-item>
        <text:list-item>
          <text:p text:style-name="P58"><text:span text:style-name="T58_1">Библиотеки</text:span><text:span text:style-name="T58_2"><text:s/></text:span><text:span text:style-name="T58_3">функций</text:span><text:span text:style-name="T58_4"><text:s/></text:span><text:span text:style-name="T58_5">общего</text:span><text:span text:style-name="T58_6"><text:s/></text:span><text:span text:style-name="T58_7">назначения</text:span><text:span text:style-name="T58_8"><text:s/>+<text:s/></text:span><text:span text:style-name="T58_9">утилиты</text:span><text:span text:style-name="T58_10"><text:s/>(</text:span><text:span text:style-name="T58_11">util</text:span><text:span text:style-name="T58_12">);</text:span></text:p>
        </text:list-item>
        <text:list-item>
          <text:p text:style-name="P59"><text:span text:style-name="T59_1">Библиотеки</text:span><text:span text:style-name="T59_2"><text:s/></text:span><text:span text:style-name="T59_3">шифрования</text:span><text:span text:style-name="T59_4"><text:s/>(</text:span><text:span text:style-name="T59_5">crypto</text:span><text:span text:style-name="T59_6">).</text:span></text:p>
        </text:list-item>
      </text:list>
      <text:h text:style-name="P60" text:outline-level="10"><text:bookmark-start text:name="h.xkgfts9ei8hq"/><text:bookmark-end text:name="h.xkgfts9ei8hq"/><text:span text:style-name="T60_1">Стек</text:span><text:span text:style-name="T60_2"><text:s/></text:span><text:span text:style-name="T60_3">технологий</text:span></text:h>
      <text:p text:style-name="P61"><text:span text:style-name="T61_1">1.<text:s/></text:span><text:span text:style-name="T61_2">Backend</text:span><text:span text:style-name="T61_3">:<text:s/></text:span><text:span text:style-name="T61_4">node</text:span><text:span text:style-name="T61_5">.</text:span><text:span text:style-name="T61_6">js</text:span><text:span text:style-name="T61_7">+</text:span><text:span text:style-name="T61_8">express</text:span><text:span text:style-name="T61_9">.</text:span><text:span text:style-name="T61_10">js</text:span></text:p>
      <text:p text:style-name="P62"><text:span text:style-name="T62_1">2.<text:s/></text:span><text:span text:style-name="T62_2">Database</text:span><text:span text:style-name="T62_3">:<text:s/></text:span><text:span text:style-name="T62_4">orientdb</text:span></text:p>
      <text:p text:style-name="P63"><text:span text:style-name="T63_1">3.<text:s/></text:span><text:span text:style-name="T63_2">Frontend</text:span><text:span text:style-name="T63_3">:<text:s/></text:span><text:span text:style-name="T63_4">ampersand</text:span><text:span text:style-name="T63_5">.</text:span><text:span text:style-name="T63_6">js</text:span></text:p>
      <text:p text:style-name="P64"><text:span text:style-name="T64_1">4.<text:s/></text:span><text:span text:style-name="T64_2">UI</text:span><text:span text:style-name="T64_3">:<text:s/></text:span><text:span text:style-name="T64_4">D</text:span><text:span text:style-name="T64_5">3.</text:span><text:span text:style-name="T64_6">js</text:span><text:span text:style-name="T64_7">+</text:span><text:span text:style-name="T64_8">React</text:span><text:span text:style-name="T64_9">.</text:span><text:span text:style-name="T64_10">js</text:span></text:p>
      <text:h text:style-name="P65" text:outline-level="10"><text:bookmark-start text:name="h.4sn1i7f34q5c"/><text:bookmark-end text:name="h.4sn1i7f34q5c"/><text:span text:style-name="T65_1">1.3.<text:s/></text:span><text:span text:style-name="T65_2">Модули</text:span></text:h>
      <text:p text:style-name="P66"><text:span text:style-name="T66_1">Каждый</text:span><text:span text:style-name="T66_2"><text:s/></text:span><text:span text:style-name="T66_3">из</text:span><text:span text:style-name="T66_4"><text:s/></text:span><text:span text:style-name="T66_5">модулей</text:span><text:span text:style-name="T66_6"><text:s/></text:span><text:span text:style-name="T66_7">является</text:span><text:span text:style-name="T66_8"><text:s/></text:span><text:span text:style-name="T66_9">имплементацией</text:span><text:span text:style-name="T66_10"><text:s/></text:span><text:span text:style-name="T66_11">части</text:span><text:span text:style-name="T66_12"><text:s/></text:span><text:span text:style-name="T66_13">API</text:span><text:span text:style-name="T66_14"><text:s/>(</text:span><text:span text:style-name="T66_15">RestFullApi</text:span><text:span text:style-name="T66_16">).<text:s/></text:span></text:p>
      <text:list text:style-name="LS6" xml:id="list31">
        <text:list-item>
          <text:p text:style-name="P67"><text:span text:style-name="T67_1">Авторизация</text:span><text:span text:style-name="T67_2"><text:s/></text:span><text:span text:style-name="T67_3">и</text:span><text:span text:style-name="T67_4"><text:s/></text:span><text:span text:style-name="T67_5">регистрация</text:span><text:span text:style-name="T67_6">.<text:s/></text:span><text:span text:style-name="T67_7">Проверка</text:span><text:span text:style-name="T67_8"><text:s/></text:span><text:span text:style-name="T67_9">парольной</text:span><text:span text:style-name="T67_10"><text:s/></text:span><text:span text:style-name="T67_11">фразы</text:span><text:span text:style-name="T67_12">,<text:s/></text:span><text:span text:style-name="T67_13">генерация</text:span><text:span text:style-name="T67_14"><text:s/></text:span><text:span text:style-name="T67_15">парольной</text:span><text:span text:style-name="T67_16"><text:s/></text:span><text:span text:style-name="T67_17">фразы</text:span><text:span text:style-name="T67_18">,<text:s/></text:span><text:span text:style-name="T67_19">активация</text:span><text:span text:style-name="T67_20"><text:s/></text:span><text:span text:style-name="T67_21">аккаунта</text:span><text:span text:style-name="T67_22"><text:s/>(</text:span><text:span text:style-name="T67_23">регистрация</text:span><text:span text:style-name="T67_24"><text:s/></text:span><text:span text:style-name="T67_25">в</text:span><text:span text:style-name="T67_26"><text:s/></text:span><text:span text:style-name="T67_27">blockchain</text:span><text:span text:style-name="T67_28">).<text:s/>-<text:s/>20’000<text:s/>(2%);</text:span></text:p>
        </text:list-item>
        <text:list-item>
          <text:p text:style-name="P68"><text:span text:style-name="T68_1">Аккаунт</text:span><text:span text:style-name="T68_2"><text:s/>-<text:s/></text:span><text:span text:style-name="T68_3">получение</text:span><text:span text:style-name="T68_4"><text:s/></text:span><text:span text:style-name="T68_5">данных</text:span><text:span text:style-name="T68_6"><text:s/></text:span><text:span text:style-name="T68_7">о</text:span><text:span text:style-name="T68_8"><text:s/></text:span><text:span text:style-name="T68_9">активых</text:span><text:span text:style-name="T68_10">,<text:s/></text:span><text:span text:style-name="T68_11">алиасах</text:span><text:span text:style-name="T68_12">,<text:s/></text:span><text:span text:style-name="T68_13">кошельках</text:span><text:span text:style-name="T68_14">.<text:s/>-<text:s/>20’000<text:s/>(2%);</text:span></text:p>
        </text:list-item>
        <text:list-item>
          <text:p text:style-name="P69"><text:span text:style-name="T69_1">Деньги</text:span><text:span text:style-name="T69_2"><text:s/>-<text:s/></text:span><text:span text:style-name="T69_3">перечисление</text:span><text:span text:style-name="T69_4"><text:s/></text:span><text:span text:style-name="T69_5">денег</text:span><text:span text:style-name="T69_6"><text:s/></text:span><text:span text:style-name="T69_7">из</text:span><text:span text:style-name="T69_8"><text:s/></text:span><text:span text:style-name="T69_9">кошелька</text:span><text:span text:style-name="T69_10"><text:s/></text:span><text:span text:style-name="T69_11">в</text:span><text:span text:style-name="T69_12"><text:s/></text:span><text:span text:style-name="T69_13">кошелёк</text:span><text:span text:style-name="T69_14">.<text:s/>-<text:s/>20’000<text:s/>(2%);</text:span></text:p>
        </text:list-item>
        <text:list-item>
          <text:p text:style-name="P70"><text:span text:style-name="T70_1">Активы</text:span><text:span text:style-name="T70_2"><text:s/>(</text:span><text:span text:style-name="T70_3">ресурсы</text:span><text:span text:style-name="T70_4">).<text:s/></text:span><text:span text:style-name="T70_5">Просмотр</text:span><text:span text:style-name="T70_6">,<text:s/></text:span><text:span text:style-name="T70_7">создание</text:span><text:span text:style-name="T70_8">,<text:s/></text:span><text:span text:style-name="T70_9">покупка</text:span><text:span text:style-name="T70_10"><text:s/></text:span><text:span text:style-name="T70_11">и</text:span><text:span text:style-name="T70_12"><text:s/></text:span><text:span text:style-name="T70_13">продажа</text:span><text:span text:style-name="T70_14"><text:s/></text:span><text:span text:style-name="T70_15">ресурсов</text:span><text:span text:style-name="T70_16">.<text:s/>-<text:s/>20’000<text:s/>(2%);</text:span></text:p>
        </text:list-item>
        <text:list-item>
          <text:p text:style-name="P71"><text:span text:style-name="T71_1"><office:annotation><dc:creator/><text:p text:style-name="P72"><text:span text:style-name="T72_1">?</text:span></text:p></office:annotation></text:span><text:span text:style-name="T72_2">Алиасы</text:span><text:span text:style-name="T72_3"><text:s/>(</text:span><text:span text:style-name="T72_4">имена</text:span><text:span text:style-name="T72_5">,<text:s/></text:span><text:span text:style-name="T72_6">доменные</text:span><text:span text:style-name="T72_7"><text:s/></text:span><text:span text:style-name="T72_8">имена</text:span><text:span text:style-name="T72_9">).<text:s/></text:span><text:span text:style-name="T72_10">Просмотр</text:span><text:span text:style-name="T72_11">,<text:s/></text:span><text:span text:style-name="T72_12">создание</text:span><text:span text:style-name="T72_13">,<text:s/></text:span><text:span text:style-name="T72_14">покупка</text:span><text:span text:style-name="T72_15"><text:s/></text:span><text:span text:style-name="T72_16">и</text:span><text:span text:style-name="T72_17"><text:s/></text:span><text:span text:style-name="T72_18">продажа</text:span><text:span text:style-name="T72_19"><text:s/></text:span><text:span text:style-name="T72_20">ресурсов</text:span><text:span text:style-name="T72_21">.<text:s/>-<text:s/>20’000<text:s/>(2%);</text:span></text:p>
        </text:list-item>
        <text:list-item>
          <text:p text:style-name="P73"><text:span text:style-name="T73_1">Сообщения</text:span><text:span text:style-name="T73_2"><text:s/>-<text:s/></text:span><text:span text:style-name="T73_3">передача</text:span><text:span text:style-name="T73_4"><text:s/></text:span><text:span text:style-name="T73_5">зашифрованных</text:span><text:span text:style-name="T73_6"><text:s/></text:span><text:span text:style-name="T73_7">сообщений</text:span><text:span text:style-name="T73_8">.<text:s/>-<text:s/>20’000<text:s/>(2%);</text:span></text:p>
        </text:list-item>
        <text:list-item>
          <text:p text:style-name="P74"><text:span text:style-name="T74_1">Транзакции</text:span><text:span text:style-name="T74_2"><text:s/>-<text:s/></text:span><text:span text:style-name="T74_3">просмотр</text:span><text:span text:style-name="T74_4">,<text:s/></text:span><text:span text:style-name="T74_5">проверка</text:span><text:span text:style-name="T74_6">/</text:span><text:span text:style-name="T74_7">валидация</text:span><text:span text:style-name="T74_8"><text:s/></text:span><text:span text:style-name="T74_9">транзакции</text:span><text:span text:style-name="T74_10">.<text:s/>-<text:s/>20’000<text:s/>(2%);</text:span></text:p>
        </text:list-item>
        <text:list-item>
          <text:p text:style-name="P75"><text:span text:style-name="T75_1"><office:annotation><dc:creator/><text:p text:style-name="P76"><text:span text:style-name="T76_1">?</text:span></text:p></office:annotation></text:span><text:span text:style-name="T76_2">Блоки</text:span><text:span text:style-name="T76_3"><text:s/>-<text:s/></text:span><text:span text:style-name="T76_4">просмотр</text:span><text:span text:style-name="T76_5"><text:s/></text:span><text:span text:style-name="T76_6">блоков</text:span><text:span text:style-name="T76_7">.<text:s/>-<text:s/>20’000<text:s/>(2%);</text:span></text:p>
        </text:list-item>
        <text:list-item>
          <text:p text:style-name="P77"><text:span text:style-name="T77_1">Форджинг</text:span><text:span text:style-name="T77_2"><text:s/>-<text:s/></text:span><text:span text:style-name="T77_3">генерация</text:span><text:span text:style-name="T77_4"><text:s/></text:span><text:span text:style-name="T77_5">блоков</text:span><text:span text:style-name="T77_6">.<text:s/>-<text:s/>20’000<text:s/>(2%);</text:span></text:p>
        </text:list-item>
        <text:list-item>
          <text:p text:style-name="P78"><text:span text:style-name="T78_1">Пиры</text:span><text:span text:style-name="T78_2"><text:s/>-<text:s/></text:span><text:span text:style-name="T78_3">обеспечивает</text:span><text:span text:style-name="T78_4"><text:s/></text:span><text:span text:style-name="T78_5">связь</text:span><text:span text:style-name="T78_6"><text:s/></text:span><text:span text:style-name="T78_7">с</text:span><text:span text:style-name="T78_8"><text:s/></text:span><text:span text:style-name="T78_9">другими</text:span><text:span text:style-name="T78_10"><text:s/></text:span><text:span text:style-name="T78_11">узлами</text:span><text:span text:style-name="T78_12">.<text:s/>-<text:s/>20’000<text:s/>(2%)</text:span></text:p>
        </text:list-item>
      </text:list>
      <text:p text:style-name="P79"/>
      <text:p text:style-name="P80"><text:span text:style-name="T80_1">Дополнительные</text:span><text:span text:style-name="T80_2"><text:s/></text:span><text:span text:style-name="T80_3">модули</text:span><text:span text:style-name="T80_4">:<text:s/></text:span></text:p>
      <text:p text:style-name="P81"><text:span text:style-name="T81_1">11.<text:s/></text:span><text:span text:style-name="T81_2">Биржа</text:span><text:span text:style-name="T81_3"><text:s/></text:span><text:span text:style-name="T81_4">активов</text:span><text:span text:style-name="T81_5">.<text:s/>-<text:s/>20’000<text:s/>(2%)</text:span></text:p>
      <text:p text:style-name="P82"><text:span text:style-name="T82_1">12.<text:s/></text:span><text:span text:style-name="T82_2">Биржа</text:span><text:span text:style-name="T82_3"><text:s/></text:span><text:span text:style-name="T82_4">алиасов</text:span><text:span text:style-name="T82_5">.<text:s/>-<text:s/>20’000<text:s/>(2%)</text:span></text:p>
      <text:p text:style-name="P83"><text:span text:style-name="T83_1">13.<text:s/></text:span><text:span text:style-name="T83_2">Магазин</text:span><text:span text:style-name="T83_3"><text:s/></text:span><text:span text:style-name="T83_4">товаров</text:span><text:span text:style-name="T83_5">.<text:s/>-<text:s/>20’000<text:s/>(2%)</text:span></text:p>
      <text:p text:style-name="P84"><text:span text:style-name="T84_1">14.<text:s/></text:span><text:span text:style-name="T84_2">Поиск</text:span><text:span text:style-name="T84_3"><text:s/></text:span><text:span text:style-name="T84_4">активов</text:span><text:span text:style-name="T84_5"><text:s/></text:span><text:span text:style-name="T84_6">и</text:span><text:span text:style-name="T84_7"><text:s/></text:span><text:span text:style-name="T84_8">товаров</text:span><text:span text:style-name="T84_9"><text:s/></text:span><text:span text:style-name="T84_10">по</text:span><text:span text:style-name="T84_11"><text:s/></text:span><text:span text:style-name="T84_12">заданным</text:span><text:span text:style-name="T84_13"><text:s/></text:span><text:span text:style-name="T84_14">параметрам</text:span><text:span text:style-name="T84_15">,<text:s/></text:span><text:span text:style-name="T84_16">умный</text:span><text:span text:style-name="T84_17"><text:s/></text:span><text:span text:style-name="T84_18">поиск</text:span><text:span text:style-name="T84_19"><text:s/></text:span><text:span text:style-name="T84_20">активов</text:span><text:span text:style-name="T84_21"><text:s/></text:span><text:span text:style-name="T84_22">и</text:span><text:span text:style-name="T84_23"><text:s/></text:span><text:span text:style-name="T84_24">товаров</text:span><text:span text:style-name="T84_25">.<text:s/>-<text:s/>20’000<text:s/>(2%)</text:span></text:p>
      <text:p text:style-name="P85"><text:span text:style-name="T85_1">15.<text:s/></text:span><text:span text:style-name="T85_2">Пул</text:span><text:span text:style-name="T85_3"><text:s/></text:span><text:span text:style-name="T85_4">идей</text:span><text:span text:style-name="T85_5"><text:s/>-<text:s/></text:span><text:span text:style-name="T85_6">база</text:span><text:span text:style-name="T85_7"><text:s/></text:span><text:span text:style-name="T85_8">данных</text:span><text:span text:style-name="T85_9"><text:s/></text:span><text:span text:style-name="T85_10">идей</text:span><text:span text:style-name="T85_11"><text:s/></text:span><text:span text:style-name="T85_12">для</text:span><text:span text:style-name="T85_13"><text:s/></text:span><text:span text:style-name="T85_14">реализации</text:span><text:span text:style-name="T85_15"><text:s/>(</text:span><text:span text:style-name="T85_16">продукты</text:span><text:span text:style-name="T85_17"><text:s/></text:span><text:span text:style-name="T85_18">разума</text:span><text:span text:style-name="T85_19">).<text:s/>-<text:s/>20’000<text:s/>(2%)</text:span></text:p>
      <text:p text:style-name="P86"><text:span text:style-name="T86_1">16.<text:s/></text:span><text:span text:style-name="T86_2">Пул</text:span><text:span text:style-name="T86_3"><text:s/></text:span><text:span text:style-name="T86_4">проектов</text:span><text:span text:style-name="T86_5"><text:s/>-<text:s/></text:span><text:span text:style-name="T86_6">ба</text:span><text:span text:style-name="T86_7">з</text:span><text:span text:style-name="T86_8">а</text:span><text:span text:style-name="T86_9"><text:s/></text:span><text:span text:style-name="T86_10">данных</text:span><text:span text:style-name="T86_11"><text:s/></text:span><text:span text:style-name="T86_12"><office:annotation><dc:creator/><text:p text:style-name="P87"><text:span text:style-name="T87_1">???</text:span></text:p></office:annotation></text:span><text:span text:style-name="T87_2">воплощения</text:span><text:span text:style-name="T87_3"><text:s/></text:span><text:span text:style-name="T87_4">идей</text:span><text:span text:style-name="T87_5"><text:s/>(</text:span><text:span text:style-name="T87_6">результат</text:span><text:span text:style-name="T87_7"><text:s/></text:span><text:span text:style-name="T87_8">труда</text:span><text:span text:style-name="T87_9">)</text:span><text:span text:style-name="T87_10">.<text:s/>-<text:s/>20’000<text:s/>(2%)</text:span></text:p>
      <text:p text:style-name="P88"><text:span text:style-name="T88_1"><office:annotation><dc:creator/><text:p text:style-name="P89"><text:span text:style-name="T89_1">?</text:span></text:p></office:annotation></text:span><text:span text:style-name="T89_2">17.<text:s/></text:span><text:span text:style-name="T89_3">Модуль</text:span><text:span text:style-name="T89_4"><text:s/></text:span><text:span text:style-name="T89_5">эмиссии</text:span><text:span text:style-name="T89_6">.<text:s/></text:span><text:span text:style-name="T89_7">Эмиссия</text:span><text:span text:style-name="T89_8"><text:s/></text:span><text:span text:style-name="T89_9">денежных</text:span><text:span text:style-name="T89_10"><text:s/></text:span><text:span text:style-name="T89_11">единиц</text:span><text:span text:style-name="T89_12"><text:s/></text:span><text:span text:style-name="T89_13">для</text:span><text:span text:style-name="T89_14"><text:s/></text:span><text:span text:style-name="T89_15">обмена</text:span><text:span text:style-name="T89_16"><text:s/></text:span><text:span text:style-name="T89_17">производится</text:span><text:span text:style-name="T89_18"><text:s/></text:span><text:span text:style-name="T89_19">за</text:span><text:span text:style-name="T89_20"><text:s/></text:span><text:span text:style-name="T89_21">воплощение</text:span><text:span text:style-name="T89_22"><text:s/></text:span><text:span text:style-name="T89_23">идей</text:span><text:span text:style-name="T89_24"><text:s/></text:span><text:span text:style-name="T89_25">в</text:span><text:span text:style-name="T89_26"><text:s/></text:span><text:span text:style-name="T89_27">проекты</text:span><text:span text:style-name="T89_28"><text:s/>-<text:s/></text:span><text:span text:style-name="T89_29">путём</text:span><text:span text:style-name="T89_30"><text:s/></text:span><text:span text:style-name="T89_31">краудфандинговой</text:span><text:span text:style-name="T89_32">/</text:span><text:span text:style-name="T89_33">краудинвестинговой</text:span><text:span text:style-name="T89_34"><text:s/></text:span><text:span text:style-name="T89_35">оценки</text:span><text:span text:style-name="T89_36"><text:s/></text:span><text:span text:style-name="T89_37">интереса</text:span><text:span text:style-name="T89_38"><text:s/></text:span><text:span text:style-name="T89_39">людей</text:span><text:span text:style-name="T89_40"><text:s/></text:span><text:span text:style-name="T89_41">к</text:span><text:span text:style-name="T89_42"><text:s/></text:span><text:span text:style-name="T89_43">данному</text:span><text:span text:style-name="T89_44"><text:s/></text:span><text:span text:style-name="T89_45">проекту</text:span><text:span text:style-name="T89_46"><text:s/></text:span><text:span text:style-name="T89_47">и</text:span><text:span text:style-name="T89_48"><text:s/></text:span><text:span text:style-name="T89_49">последующей</text:span><text:span text:style-name="T89_50"><text:s/></text:span><text:span text:style-name="T89_51">оценкой</text:span><text:span text:style-name="T89_52"><text:s/></text:span><text:span text:style-name="T89_53">результата</text:span><text:span text:style-name="T89_54"><text:s/></text:span><text:span text:style-name="T89_55">голосованием</text:span><text:span text:style-name="T89_56">.<text:s/></text:span><text:span text:style-name="T89_57">Эмиссия</text:span><text:span text:style-name="T89_58"><text:s/></text:span><text:span text:style-name="T89_59">производится</text:span><text:span text:style-name="T89_60"><text:s/></text:span><text:span text:style-name="T89_61">в</text:span><text:span text:style-name="T89_62"><text:s/></text:span><text:span text:style-name="T89_63">кошелёк</text:span><text:span text:style-name="T89_64"><text:s/></text:span><text:span text:style-name="T89_65">автора</text:span><text:span text:style-name="T89_66"><text:s/></text:span><text:span text:style-name="T89_67">проекта</text:span><text:span text:style-name="T89_68"><text:s/></text:span><text:span text:style-name="T89_69">в</text:span><text:span text:style-name="T89_70"><text:s/></text:span><text:span text:style-name="T89_71">качестве</text:span><text:span text:style-name="T89_72"><text:s/>"</text:span><text:span text:style-name="T89_73">премии</text:span><text:span text:style-name="T89_74">"<text:s/></text:span><text:span text:style-name="T89_75">за</text:span><text:span text:style-name="T89_76"><text:s/></text:span><text:span text:style-name="T89_77">воплощение</text:span><text:span text:style-name="T89_78"><text:s/></text:span><text:span text:style-name="T89_79">проекта</text:span><text:span text:style-name="T89_80">.<text:s/></text:span><text:span text:style-name="T89_81">Для</text:span><text:span text:style-name="T89_82"><text:s/></text:span><text:span text:style-name="T89_83">достоверного</text:span><text:span text:style-name="T89_84"><text:s/></text:span><text:span text:style-name="T89_85">размера</text:span><text:span text:style-name="T89_86"><text:s/></text:span><text:span text:style-name="T89_87">эмиссии</text:span><text:span text:style-name="T89_88"><text:s/></text:span><text:span text:style-name="T89_89">оценка</text:span><text:span text:style-name="T89_90"><text:s/></text:span><text:span text:style-name="T89_91">производится</text:span><text:span text:style-name="T89_92"><text:s/></text:span><text:span text:style-name="T89_93">в</text:span><text:span text:style-name="T89_94"><text:s/></text:span><text:span text:style-name="T89_95">несколько</text:span><text:span text:style-name="T89_96"><text:s/></text:span><text:span text:style-name="T89_97">этапов</text:span><text:span text:style-name="T89_98"><text:s/></text:span><text:span text:style-name="T89_99">несколькими</text:span><text:span text:style-name="T89_100"><text:s/></text:span><text:span text:style-name="T89_101">группами</text:span><text:span text:style-name="T89_102"><text:s/></text:span><text:span text:style-name="T89_103">пользователей</text:span><text:span text:style-name="T89_104"><text:s/>(</text:span><text:span text:style-name="T89_105">вкладчики</text:span><text:span text:style-name="T89_106">,<text:s/></text:span><text:span text:style-name="T89_107">эксперты</text:span><text:span text:style-name="T89_108">,<text:s/></text:span><text:span text:style-name="T89_109">сообщество</text:span><text:span text:style-name="T89_110">).<text:s/>-<text:s/>20’000<text:s/>(2%</text:span><text:span text:style-name="T89_111">)</text:span></text:p>
      <text:p text:style-name="P90"><text:span text:style-name="T90_1">18.<text:s/></text:span><text:span text:style-name="T90_2">X</text:span><text:span text:style-name="T90_3"><text:s/>-<text:s/>20’000<text:s/>(2%)</text:span></text:p>
      <text:p text:style-name="P91"><text:span text:style-name="T91_1">19.<text:s/></text:span><text:span text:style-name="T91_2">Y</text:span><text:span text:style-name="T91_3"><text:s/>-<text:s/>20’000<text:s/>(2%)</text:span></text:p>
      <text:p text:style-name="P92"><text:span text:style-name="T92_1">20.<text:s/></text:span><text:span text:style-name="T92_2">Z</text:span><text:span text:style-name="T92_3"><text:s/>-<text:s/>20’000<text:s/>(2%)</text:span></text:p>
      <text:p text:style-name="P93"/>
      <text:p text:style-name="P94"/>
      <text:h text:style-name="P95" text:outline-level="10"><text:bookmark-start text:name="h.fvwfhrqqpays"/><text:bookmark-end text:name="h.fvwfhrqqpays"/><text:span text:style-name="T95_1">2.<text:s/></text:span><text:span text:style-name="T95_2">Обменник</text:span></text:h>
      <text:p text:style-name="P96"/>
      <text:p text:style-name="P97"><text:span text:style-name="T97_1">Суммарно</text:span><text:span text:style-name="T97_2"><text:s/>100’000<text:s/>(10%).</text:span></text:p>
      <text:p text:style-name="P98"><text:span text:style-name="T98_1">...<text:s/></text:span></text:p>
      <text:p text:style-name="P99"/>
      <text:h text:style-name="P100" text:outline-level="10"><text:bookmark-start text:name="h.8tjcep0u71r"/><text:bookmark-end text:name="h.8tjcep0u71r"/><text:span text:style-name="T100_1"><office:annotation><dc:creator/><text:p text:style-name="P101"><text:span text:style-name="T101_1">?</text:span></text:p></office:annotation></text:span><text:span text:style-name="T101_2"><office:annotation><dc:creator/><text:p text:style-name="P102"><text:span text:style-name="T102_1">Без</text:span><text:span text:style-name="T102_2"><text:s/></text:span><text:span text:style-name="T102_3">оплаты</text:span><text:span text:style-name="T102_4"><text:s/></text:span><text:span text:style-name="T102_5">само</text:span><text:span text:style-name="T102_6"><text:s/></text:span><text:span text:style-name="T102_7">по</text:span><text:span text:style-name="T102_8"><text:s/></text:span><text:span text:style-name="T102_9">себе</text:span><text:span text:style-name="T102_10"><text:s/></text:span><text:span text:style-name="T102_11">не</text:span><text:span text:style-name="T102_12"><text:s/></text:span><text:span text:style-name="T102_13">продвинется</text:span><text:span text:style-name="T102_14">.</text:span></text:p></office:annotation></text:span><text:span text:style-name="T102_15">3.<text:s/></text:span><text:span text:style-name="T102_16">Продвижение</text:span></text:h>
      <text:p text:style-name="P103"/>
      <text:p text:style-name="P104"><text:span text:style-name="T104_1">Продвижение</text:span><text:span text:style-name="T104_2"><text:s/></text:span><text:span text:style-name="T104_3">включает</text:span><text:span text:style-name="T104_4"><text:s/></text:span><text:span text:style-name="T104_5">в</text:span><text:span text:style-name="T104_6"><text:s/></text:span><text:span text:style-name="T104_7">себя</text:span><text:span text:style-name="T104_8">:</text:span></text:p>
      <text:list text:style-name="LS7" xml:id="list41">
        <text:list-item>
          <text:p text:style-name="P105"><text:span text:style-name="T105_1">инвеcторам</text:span><text:span text:style-name="T105_2"><text:s/>(</text:span><text:span text:style-name="T105_3">крауд</text:span><text:span text:style-name="T105_4">-</text:span><text:span text:style-name="T105_5">фандинг</text:span><text:span text:style-name="T105_6">/</text:span><text:span text:style-name="T105_7">крауд</text:span><text:span text:style-name="T105_8">-</text:span><text:span text:style-name="T105_9">инвестинг</text:span><text:span text:style-name="T105_10">)<text:s/>-<text:s/>250’000<text:s/>(25%);</text:span></text:p>
        </text:list-item>
        <text:list-item>
          <text:p text:style-name="P106"><text:span text:style-name="T106_1"><office:annotation><dc:creator/><text:p text:style-name="P107"><text:span text:style-name="T107_1">?</text:span></text:p></office:annotation></text:span><text:span text:style-name="T107_2"><office:annotation><dc:creator/><text:p text:style-name="P108"><text:span text:style-name="T108_1">Раздача</text:span><text:span text:style-name="T108_2"><text:s/></text:span><text:span text:style-name="T108_3">тем</text:span><text:span text:style-name="T108_4"><text:s/></text:span><text:span text:style-name="T108_5">кто</text:span><text:span text:style-name="T108_6"><text:s/></text:span><text:span text:style-name="T108_7">делает</text:span><text:span text:style-name="T108_8"><text:s/></text:span><text:span text:style-name="T108_9">параллельно</text:span><text:span text:style-name="T108_10"><text:s/></text:span><text:span text:style-name="T108_11">аналогичные</text:span><text:span text:style-name="T108_12"><text:s/></text:span><text:span text:style-name="T108_13">системы</text:span><text:span text:style-name="T108_14">.</text:span></text:p></office:annotation></text:span><text:span text:style-name="T108_15">существующим</text:span><text:span text:style-name="T108_16"><text:s/></text:span><text:span text:style-name="T108_17">обществам</text:span><text:span text:style-name="T108_18"><text:s/>(</text:span><text:span text:style-name="T108_19">комьюнити</text:span><text:span text:style-name="T108_20">)<text:s/>-<text:s/>250’000<text:s/>(25%);</text:span></text:p>
        </text:list-item>
        <text:list-item>
          <text:p text:style-name="P109"><text:span text:style-name="T109_1">привлечение</text:span><text:span text:style-name="T109_2"><text:s/></text:span><text:span text:style-name="T109_3">инвесторов</text:span><text:span text:style-name="T109_4"><text:s/>-<text:s/>100’000<text:s/>(10%);</text:span></text:p>
        </text:list-item>
        <text:list-item>
          <text:p text:style-name="P110"><text:span text:style-name="T110_1">привлечение</text:span><text:span text:style-name="T110_2"><text:s/></text:span><text:span text:style-name="T110_3">существующих</text:span><text:span text:style-name="T110_4"><text:s/></text:span><text:span text:style-name="T110_5">обществ</text:span><text:span text:style-name="T110_6"><text:s/>-<text:s/>100’000<text:s/>(10%).</text:span></text:p>
        </text:list-item>
      </text:list>
      <text:p text:style-name="P111"><text:span text:style-name="T111_1">Суммарно</text:span><text:span text:style-name="T111_2"><text:s/>700’000<text:s/>(70%).</text:span></text:p>
      <text:p text:style-name="P112"/>
      <text:p text:style-name="P113"/>
      <text:p text:style-name="P114"/>
      <text:p text:style-name="P115"/>
      <text:p text:style-name="P116"/>
      <text:p text:style-name="P117"/>
      <text:p text:style-name="P118"><text:span text:style-name="T118_1">См</text:span><text:span text:style-name="T118_2">.</text:span></text:p>
      <text:p text:style-name="P119"><text:span text:style-name="T119_1"><text:a xlink:type="simple" xlink:href="https://libre.life/doc/arch/ru"><text:span text:style-name="T119_2">https</text:span></text:a></text:span><text:span text:style-name="T119_3"><text:a xlink:type="simple" xlink:href="https://libre.life/doc/arch/ru"><text:span text:style-name="T119_4">://</text:span></text:a></text:span><text:span text:style-name="T119_5"><text:a xlink:type="simple" xlink:href="https://libre.life/doc/arch/ru"><text:span text:style-name="T119_6">libre</text:span></text:a></text:span><text:span text:style-name="T119_7"><text:a xlink:type="simple" xlink:href="https://libre.life/doc/arch/ru"><text:span text:style-name="T119_8">.</text:span></text:a></text:span><text:span text:style-name="T119_9"><text:a xlink:type="simple" xlink:href="https://libre.life/doc/arch/ru"><text:span text:style-name="T119_10">life</text:span></text:a></text:span><text:span text:style-name="T119_11"><text:a xlink:type="simple" xlink:href="https://libre.life/doc/arch/ru"><text:span text:style-name="T119_12">/</text:span></text:a></text:span><text:span text:style-name="T119_13"><text:a xlink:type="simple" xlink:href="https://libre.life/doc/arch/ru"><text:span text:style-name="T119_14">doc</text:span></text:a></text:span><text:span text:style-name="T119_15"><text:a xlink:type="simple" xlink:href="https://libre.life/doc/arch/ru"><text:span text:style-name="T119_16">/</text:span></text:a></text:span><text:span text:style-name="T119_17"><text:a xlink:type="simple" xlink:href="https://libre.life/doc/arch/ru"><text:span text:style-name="T119_18">arch</text:span></text:a></text:span><text:span text:style-name="T119_19"><text:a xlink:type="simple" xlink:href="https://libre.life/doc/arch/ru"><text:span text:style-name="T119_20">/</text:span></text:a></text:span><text:span text:style-name="T119_21"><text:a xlink:type="simple" xlink:href="https://libre.life/doc/arch/ru"><text:span text:style-name="T119_22">ru</text:span></text:a></text:span><text:span text:style-name="T119_23"><text:s/>-<text:s/></text:span><text:span text:style-name="T119_24">Архитектура</text:span><text:span text:style-name="T119_25"><text:s/></text:span><text:span text:style-name="T119_26">системы</text:span></text:p>
      <text:p text:style-name="P120"><text:span text:style-name="T120_1"><text:a xlink:type="simple" xlink:href="https://libre.life/doc/api/ru"><text:span text:style-name="T120_2">https</text:span></text:a></text:span><text:span text:style-name="T120_3"><text:a xlink:type="simple" xlink:href="https://libre.life/doc/api/ru"><text:span text:style-name="T120_4">://</text:span></text:a></text:span><text:span text:style-name="T120_5"><text:a xlink:type="simple" xlink:href="https://libre.life/doc/api/ru"><text:span text:style-name="T120_6">libre</text:span></text:a></text:span><text:span text:style-name="T120_7"><text:a xlink:type="simple" xlink:href="https://libre.life/doc/api/ru"><text:span text:style-name="T120_8">.</text:span></text:a></text:span><text:span text:style-name="T120_9"><text:a xlink:type="simple" xlink:href="https://libre.life/doc/api/ru"><text:span text:style-name="T120_10">life</text:span></text:a></text:span><text:span text:style-name="T120_11"><text:a xlink:type="simple" xlink:href="https://libre.life/doc/api/ru"><text:span text:style-name="T120_12">/</text:span></text:a></text:span><text:span text:style-name="T120_13"><text:a xlink:type="simple" xlink:href="https://libre.life/doc/api/ru"><text:span text:style-name="T120_14">doc</text:span></text:a></text:span><text:span text:style-name="T120_15"><text:a xlink:type="simple" xlink:href="https://libre.life/doc/api/ru"><text:span text:style-name="T120_16">/</text:span></text:a></text:span><text:span text:style-name="T120_17"><text:a xlink:type="simple" xlink:href="https://libre.life/doc/api/ru"><text:span text:style-name="T120_18">api</text:span></text:a></text:span><text:span text:style-name="T120_19"><text:a xlink:type="simple" xlink:href="https://libre.life/doc/api/ru"><text:span text:style-name="T120_20">/</text:span></text:a></text:span><text:span text:style-name="T120_21"><text:a xlink:type="simple" xlink:href="https://libre.life/doc/api/ru"><text:span text:style-name="T120_22">ru</text:span></text:a></text:span><text:span text:style-name="T120_23"><text:s/>-<text:s/></text:span><text:span text:style-name="T120_24">API</text:span><text:span text:style-name="T120_25"><text:s/>(</text:span><text:span text:style-name="T120_26">RestAPI</text:span><text:span text:style-name="T120_27">)</text:span></text:p>
      <text:p text:style-name="P121"><text:span text:style-name="T121_1"><text:a xlink:type="simple" xlink:href="https://vk.com/away.php?utf=1&amp;to=https%3A%2F%2Fprezi.com%2F3xdf05411bl0%2Ffreepe%2F"><text:span text:style-name="T121_2">https</text:span></text:a></text:span><text:span text:style-name="T121_3"><text:a xlink:type="simple" xlink:href="https://vk.com/away.php?utf=1&amp;to=https%3A%2F%2Fprezi.com%2F3xdf05411bl0%2Ffreepe%2F"><text:span text:style-name="T121_4">://</text:span></text:a></text:span><text:span text:style-name="T121_5"><text:a xlink:type="simple" xlink:href="https://vk.com/away.php?utf=1&amp;to=https%3A%2F%2Fprezi.com%2F3xdf05411bl0%2Ffreepe%2F"><text:span text:style-name="T121_6">prezi</text:span></text:a></text:span><text:span text:style-name="T121_7"><text:a xlink:type="simple" xlink:href="https://vk.com/away.php?utf=1&amp;to=https%3A%2F%2Fprezi.com%2F3xdf05411bl0%2Ffreepe%2F"><text:span text:style-name="T121_8">.</text:span></text:a></text:span><text:span text:style-name="T121_9"><text:a xlink:type="simple" xlink:href="https://vk.com/away.php?utf=1&amp;to=https%3A%2F%2Fprezi.com%2F3xdf05411bl0%2Ffreepe%2F"><text:span text:style-name="T121_10">com</text:span></text:a></text:span><text:span text:style-name="T121_11"><text:a xlink:type="simple" xlink:href="https://vk.com/away.php?utf=1&amp;to=https%3A%2F%2Fprezi.com%2F3xdf05411bl0%2Ffreepe%2F"><text:span text:style-name="T121_12">/3</text:span></text:a></text:span><text:span text:style-name="T121_13"><text:a xlink:type="simple" xlink:href="https://vk.com/away.php?utf=1&amp;to=https%3A%2F%2Fprezi.com%2F3xdf05411bl0%2Ffreepe%2F"><text:span text:style-name="T121_14">xdf</text:span></text:a></text:span><text:span text:style-name="T121_15"><text:a xlink:type="simple" xlink:href="https://vk.com/away.php?utf=1&amp;to=https%3A%2F%2Fprezi.com%2F3xdf05411bl0%2Ffreepe%2F"><text:span text:style-name="T121_16">05411</text:span></text:a></text:span><text:span text:style-name="T121_17"><text:a xlink:type="simple" xlink:href="https://vk.com/away.php?utf=1&amp;to=https%3A%2F%2Fprezi.com%2F3xdf05411bl0%2Ffreepe%2F"><text:span text:style-name="T121_18">bl</text:span></text:a></text:span><text:span text:style-name="T121_19"><text:a xlink:type="simple" xlink:href="https://vk.com/away.php?utf=1&amp;to=https%3A%2F%2Fprezi.com%2F3xdf05411bl0%2Ffreepe%2F"><text:span text:style-name="T121_20">0/</text:span></text:a></text:span><text:span text:style-name="T121_21"><text:a xlink:type="simple" xlink:href="https://vk.com/away.php?utf=1&amp;to=https%3A%2F%2Fprezi.com%2F3xdf05411bl0%2Ffreepe%2F"><text:span text:style-name="T121_22">freepe</text:span></text:a></text:span><text:span text:style-name="T121_23"><text:a xlink:type="simple" xlink:href="https://vk.com/away.php?utf=1&amp;to=https%3A%2F%2Fprezi.com%2F3xdf05411bl0%2Ffreepe%2F"><text:span text:style-name="T121_24">/</text:span></text:a></text:span><text:span text:style-name="T121_25"><text:s/>-<text:s/></text:span><text:span text:style-name="T121_26">Презентация</text:span></text:p>
      <text:p text:style-name="P122"/>
      <text:p text:style-name="P123"/>
      <text:p text:style-name="P124"/>
      <text:p text:style-name="P125"/>
      <text:p text:style-name="P126"><text:span text:style-name="T126_1">Протокол</text:span><text:span text:style-name="T126_2"><text:s/></text:span><text:span text:style-name="T126_3">и</text:span><text:span text:style-name="T126_4"><text:s/></text:span><text:span text:style-name="T126_5">API</text:span></text:p>
      <text:p text:style-name="P127"><text:span text:style-name="T127_1"><text:a xlink:type="simple" xlink:href="https://docs.google.com/document/d/1dMAc-t7j-0XlnILllUb8zYvJCXRa_9n-5obDXn1XPCg"><text:span text:style-name="T127_2">https</text:span></text:a></text:span><text:span text:style-name="T127_3"><text:a xlink:type="simple" xlink:href="https://docs.google.com/document/d/1dMAc-t7j-0XlnILllUb8zYvJCXRa_9n-5obDXn1XPCg"><text:span text:style-name="T127_4">://</text:span></text:a></text:span><text:span text:style-name="T127_5"><text:a xlink:type="simple" xlink:href="https://docs.google.com/document/d/1dMAc-t7j-0XlnILllUb8zYvJCXRa_9n-5obDXn1XPCg"><text:span text:style-name="T127_6">docs</text:span></text:a></text:span><text:span text:style-name="T127_7"><text:a xlink:type="simple" xlink:href="https://docs.google.com/document/d/1dMAc-t7j-0XlnILllUb8zYvJCXRa_9n-5obDXn1XPCg"><text:span text:style-name="T127_8">.</text:span></text:a></text:span><text:span text:style-name="T127_9"><text:a xlink:type="simple" xlink:href="https://docs.google.com/document/d/1dMAc-t7j-0XlnILllUb8zYvJCXRa_9n-5obDXn1XPCg"><text:span text:style-name="T127_10">google</text:span></text:a></text:span><text:span text:style-name="T127_11"><text:a xlink:type="simple" xlink:href="https://docs.google.com/document/d/1dMAc-t7j-0XlnILllUb8zYvJCXRa_9n-5obDXn1XPCg"><text:span text:style-name="T127_12">.</text:span></text:a></text:span><text:span text:style-name="T127_13"><text:a xlink:type="simple" xlink:href="https://docs.google.com/document/d/1dMAc-t7j-0XlnILllUb8zYvJCXRa_9n-5obDXn1XPCg"><text:span text:style-name="T127_14">com</text:span></text:a></text:span><text:span text:style-name="T127_15"><text:a xlink:type="simple" xlink:href="https://docs.google.com/document/d/1dMAc-t7j-0XlnILllUb8zYvJCXRa_9n-5obDXn1XPCg"><text:span text:style-name="T127_16">/</text:span></text:a></text:span><text:span text:style-name="T127_17"><text:a xlink:type="simple" xlink:href="https://docs.google.com/document/d/1dMAc-t7j-0XlnILllUb8zYvJCXRa_9n-5obDXn1XPCg"><text:span text:style-name="T127_18">document</text:span></text:a></text:span><text:span text:style-name="T127_19"><text:a xlink:type="simple" xlink:href="https://docs.google.com/document/d/1dMAc-t7j-0XlnILllUb8zYvJCXRa_9n-5obDXn1XPCg"><text:span text:style-name="T127_20">/</text:span></text:a></text:span><text:span text:style-name="T127_21"><text:a xlink:type="simple" xlink:href="https://docs.google.com/document/d/1dMAc-t7j-0XlnILllUb8zYvJCXRa_9n-5obDXn1XPCg"><text:span text:style-name="T127_22">d</text:span></text:a></text:span><text:span text:style-name="T127_23"><text:a xlink:type="simple" xlink:href="https://docs.google.com/document/d/1dMAc-t7j-0XlnILllUb8zYvJCXRa_9n-5obDXn1XPCg"><text:span text:style-name="T127_24">/1</text:span></text:a></text:span><text:span text:style-name="T127_25"><text:a xlink:type="simple" xlink:href="https://docs.google.com/document/d/1dMAc-t7j-0XlnILllUb8zYvJCXRa_9n-5obDXn1XPCg"><text:span text:style-name="T127_26">dMAc</text:span></text:a></text:span><text:span text:style-name="T127_27"><text:a xlink:type="simple" xlink:href="https://docs.google.com/document/d/1dMAc-t7j-0XlnILllUb8zYvJCXRa_9n-5obDXn1XPCg"><text:span text:style-name="T127_28">-</text:span></text:a></text:span><text:span text:style-name="T127_29"><text:a xlink:type="simple" xlink:href="https://docs.google.com/document/d/1dMAc-t7j-0XlnILllUb8zYvJCXRa_9n-5obDXn1XPCg"><text:span text:style-name="T127_30">t</text:span></text:a></text:span><text:span text:style-name="T127_31"><text:a xlink:type="simple" xlink:href="https://docs.google.com/document/d/1dMAc-t7j-0XlnILllUb8zYvJCXRa_9n-5obDXn1XPCg"><text:span text:style-name="T127_32">7</text:span></text:a></text:span><text:span text:style-name="T127_33"><text:a xlink:type="simple" xlink:href="https://docs.google.com/document/d/1dMAc-t7j-0XlnILllUb8zYvJCXRa_9n-5obDXn1XPCg"><text:span text:style-name="T127_34">j</text:span></text:a></text:span><text:span text:style-name="T127_35"><text:a xlink:type="simple" xlink:href="https://docs.google.com/document/d/1dMAc-t7j-0XlnILllUb8zYvJCXRa_9n-5obDXn1XPCg"><text:span text:style-name="T127_36">-0</text:span></text:a></text:span><text:span text:style-name="T127_37"><text:a xlink:type="simple" xlink:href="https://docs.google.com/document/d/1dMAc-t7j-0XlnILllUb8zYvJCXRa_9n-5obDXn1XPCg"><text:span text:style-name="T127_38">XlnILllUb</text:span></text:a></text:span><text:span text:style-name="T127_39"><text:a xlink:type="simple" xlink:href="https://docs.google.com/document/d/1dMAc-t7j-0XlnILllUb8zYvJCXRa_9n-5obDXn1XPCg"><text:span text:style-name="T127_40">8</text:span></text:a></text:span><text:span text:style-name="T127_41"><text:a xlink:type="simple" xlink:href="https://docs.google.com/document/d/1dMAc-t7j-0XlnILllUb8zYvJCXRa_9n-5obDXn1XPCg"><text:span text:style-name="T127_42">zYvJCXRa</text:span></text:a></text:span><text:span text:style-name="T127_43"><text:a xlink:type="simple" xlink:href="https://docs.google.com/document/d/1dMAc-t7j-0XlnILllUb8zYvJCXRa_9n-5obDXn1XPCg"><text:span text:style-name="T127_44">_9</text:span></text:a></text:span><text:span text:style-name="T127_45"><text:a xlink:type="simple" xlink:href="https://docs.google.com/document/d/1dMAc-t7j-0XlnILllUb8zYvJCXRa_9n-5obDXn1XPCg"><text:span text:style-name="T127_46">n</text:span></text:a></text:span><text:span text:style-name="T127_47"><text:a xlink:type="simple" xlink:href="https://docs.google.com/document/d/1dMAc-t7j-0XlnILllUb8zYvJCXRa_9n-5obDXn1XPCg"><text:span text:style-name="T127_48">-5</text:span></text:a></text:span><text:span text:style-name="T127_49"><text:a xlink:type="simple" xlink:href="https://docs.google.com/document/d/1dMAc-t7j-0XlnILllUb8zYvJCXRa_9n-5obDXn1XPCg"><text:span text:style-name="T127_50">obDXn</text:span></text:a></text:span><text:span text:style-name="T127_51"><text:a xlink:type="simple" xlink:href="https://docs.google.com/document/d/1dMAc-t7j-0XlnILllUb8zYvJCXRa_9n-5obDXn1XPCg"><text:span text:style-name="T127_52">1</text:span></text:a></text:span><text:span text:style-name="T127_53"><text:a xlink:type="simple" xlink:href="https://docs.google.com/document/d/1dMAc-t7j-0XlnILllUb8zYvJCXRa_9n-5obDXn1XPCg"><text:span text:style-name="T127_54">XPCg</text:span></text:a></text:span></text:p>
      <text:p text:style-name="P128"/>
      <text:p text:style-name="P129"><text:span text:style-name="T129_1">Предыдущая</text:span><text:span text:style-name="T129_2"><text:s/></text:span><text:span text:style-name="T129_3">версия</text:span></text:p>
      <text:p text:style-name="P130"><text:span text:style-name="T130_1"><text:a xlink:type="simple" xlink:href="https://docs.google.com/document/d/1bgb8telsrUPuEKAidjzOTeIAFdAzRJuE5QQcA7AR2F0"><text:span text:style-name="T130_2">https</text:span></text:a></text:span><text:span text:style-name="T130_3"><text:a xlink:type="simple" xlink:href="https://docs.google.com/document/d/1bgb8telsrUPuEKAidjzOTeIAFdAzRJuE5QQcA7AR2F0"><text:span text:style-name="T130_4">://</text:span></text:a></text:span><text:span text:style-name="T130_5"><text:a xlink:type="simple" xlink:href="https://docs.google.com/document/d/1bgb8telsrUPuEKAidjzOTeIAFdAzRJuE5QQcA7AR2F0"><text:span text:style-name="T130_6">docs</text:span></text:a></text:span><text:span text:style-name="T130_7"><text:a xlink:type="simple" xlink:href="https://docs.google.com/document/d/1bgb8telsrUPuEKAidjzOTeIAFdAzRJuE5QQcA7AR2F0"><text:span text:style-name="T130_8">.</text:span></text:a></text:span><text:span text:style-name="T130_9"><text:a xlink:type="simple" xlink:href="https://docs.google.com/document/d/1bgb8telsrUPuEKAidjzOTeIAFdAzRJuE5QQcA7AR2F0"><text:span text:style-name="T130_10">google</text:span></text:a></text:span><text:span text:style-name="T130_11"><text:a xlink:type="simple" xlink:href="https://docs.google.com/document/d/1bgb8telsrUPuEKAidjzOTeIAFdAzRJuE5QQcA7AR2F0"><text:span text:style-name="T130_12">.</text:span></text:a></text:span><text:span text:style-name="T130_13"><text:a xlink:type="simple" xlink:href="https://docs.google.com/document/d/1bgb8telsrUPuEKAidjzOTeIAFdAzRJuE5QQcA7AR2F0"><text:span text:style-name="T130_14">com</text:span></text:a></text:span><text:span text:style-name="T130_15"><text:a xlink:type="simple" xlink:href="https://docs.google.com/document/d/1bgb8telsrUPuEKAidjzOTeIAFdAzRJuE5QQcA7AR2F0"><text:span text:style-name="T130_16">/</text:span></text:a></text:span><text:span text:style-name="T130_17"><text:a xlink:type="simple" xlink:href="https://docs.google.com/document/d/1bgb8telsrUPuEKAidjzOTeIAFdAzRJuE5QQcA7AR2F0"><text:span text:style-name="T130_18">document</text:span></text:a></text:span><text:span text:style-name="T130_19"><text:a xlink:type="simple" xlink:href="https://docs.google.com/document/d/1bgb8telsrUPuEKAidjzOTeIAFdAzRJuE5QQcA7AR2F0"><text:span text:style-name="T130_20">/</text:span></text:a></text:span><text:span text:style-name="T130_21"><text:a xlink:type="simple" xlink:href="https://docs.google.com/document/d/1bgb8telsrUPuEKAidjzOTeIAFdAzRJuE5QQcA7AR2F0"><text:span text:style-name="T130_22">d</text:span></text:a></text:span><text:span text:style-name="T130_23"><text:a xlink:type="simple" xlink:href="https://docs.google.com/document/d/1bgb8telsrUPuEKAidjzOTeIAFdAzRJuE5QQcA7AR2F0"><text:span text:style-name="T130_24">/1</text:span></text:a></text:span><text:span text:style-name="T130_25"><text:a xlink:type="simple" xlink:href="https://docs.google.com/document/d/1bgb8telsrUPuEKAidjzOTeIAFdAzRJuE5QQcA7AR2F0"><text:span text:style-name="T130_26">bgb</text:span></text:a></text:span><text:span text:style-name="T130_27"><text:a xlink:type="simple" xlink:href="https://docs.google.com/document/d/1bgb8telsrUPuEKAidjzOTeIAFdAzRJuE5QQcA7AR2F0"><text:span text:style-name="T130_28">8</text:span></text:a></text:span><text:span text:style-name="T130_29"><text:a xlink:type="simple" xlink:href="https://docs.google.com/document/d/1bgb8telsrUPuEKAidjzOTeIAFdAzRJuE5QQcA7AR2F0"><text:span text:style-name="T130_30">telsrUPuEKAidjzOTeIAFdAzRJuE</text:span></text:a></text:span><text:span text:style-name="T130_31"><text:a xlink:type="simple" xlink:href="https://docs.google.com/document/d/1bgb8telsrUPuEKAidjzOTeIAFdAzRJuE5QQcA7AR2F0"><text:span text:style-name="T130_32">5</text:span></text:a></text:span><text:span text:style-name="T130_33"><text:a xlink:type="simple" xlink:href="https://docs.google.com/document/d/1bgb8telsrUPuEKAidjzOTeIAFdAzRJuE5QQcA7AR2F0"><text:span text:style-name="T130_34">QQcA</text:span></text:a></text:span><text:span text:style-name="T130_35"><text:a xlink:type="simple" xlink:href="https://docs.google.com/document/d/1bgb8telsrUPuEKAidjzOTeIAFdAzRJuE5QQcA7AR2F0"><text:span text:style-name="T130_36">7</text:span></text:a></text:span><text:span text:style-name="T130_37"><text:a xlink:type="simple" xlink:href="https://docs.google.com/document/d/1bgb8telsrUPuEKAidjzOTeIAFdAzRJuE5QQcA7AR2F0"><text:span text:style-name="T130_38">AR</text:span></text:a></text:span><text:span text:style-name="T130_39"><text:a xlink:type="simple" xlink:href="https://docs.google.com/document/d/1bgb8telsrUPuEKAidjzOTeIAFdAzRJuE5QQcA7AR2F0"><text:span text:style-name="T130_40">2</text:span></text:a></text:span><text:span text:style-name="T130_41"><text:a xlink:type="simple" xlink:href="https://docs.google.com/document/d/1bgb8telsrUPuEKAidjzOTeIAFdAzRJuE5QQcA7AR2F0"><text:span text:style-name="T130_42">F</text:span></text:a></text:span><text:span text:style-name="T130_43"><text:a xlink:type="simple" xlink:href="https://docs.google.com/document/d/1bgb8telsrUPuEKAidjzOTeIAFdAzRJuE5QQcA7AR2F0"><text:span text:style-name="T130_44">0</text:span></text:a></text:span></text:p>
      <text:p text:style-name="P13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)" style:num-prefix="(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)" style:num-prefix="(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)" style:num-prefix="(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)" style:num-prefix="(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)" style:num-prefix="(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)" style:num-prefix="(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number style:num-format="1" text:style-name="List7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7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7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7Level3" style:num-suffix=")" style:num-prefix="(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7Level4" style:num-suffix=")" style:num-prefix="(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7Level5" style:num-suffix=")" style:num-prefix="(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